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88.7942"/>
          <table:table-cell office:value-type="float" office:value="88.248"/>
          <table:table-cell office:value-type="float" office:value="84.02"/>
          <table:table-cell office:value-type="float" office:value="0.0"/>
          <table:table-cell office:value-type="float" office:value="0.0"/>
          <table:table-cell office:value-type="float" office:value="509.0"/>
          <table:table-cell office:value-type="float" office:value="181453.0"/>
          <table:table-cell office:value-type="float" office:value="1101886.0"/>
          <table:table-cell office:value-type="float" office:value="430442.0"/>
          <table:table-cell office:value-type="float" office:value="1571075.0"/>
          <table:table-cell office:value-type="float" office:value="3851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7.52687"/>
          <table:table-cell office:value-type="float" office:value="6.942"/>
          <table:table-cell office:value-type="float" office:value="2.65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25.0"/>
          <table:table-cell office:value-type="float" office:value="46741.0"/>
          <table:table-cell office:value-type="float" office:value="430442.0"/>
          <table:table-cell office:value-type="float" office:value="1571075.0"/>
          <table:table-cell office:value-type="float" office:value="3859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3.3403"/>
          <table:table-cell office:value-type="float" office:value="2.947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099.0"/>
          <table:table-cell office:value-type="float" office:value="304479.0"/>
          <table:table-cell office:value-type="float" office:value="1163703.0"/>
          <table:table-cell office:value-type="float" office:value="2767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2969.0"/>
          <table:table-cell office:value-type="float" office:value="650687.0"/>
          <table:table-cell office:value-type="float" office:value="543973.0"/>
          <table:table-cell office:value-type="float" office:value="413911.0"/>
          <table:table-cell office:value-type="float" office:value="293398.0"/>
          <table:table-cell office:value-type="float" office:value="312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53.7588"/>
          <table:table-cell office:value-type="float" office:value="53.215"/>
          <table:table-cell office:value-type="float" office:value="49.05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83771.0"/>
          <table:table-cell office:value-type="float" office:value="669801.0"/>
          <table:table-cell office:value-type="float" office:value="430442.0"/>
          <table:table-cell office:value-type="float" office:value="1571076.0"/>
          <table:table-cell office:value-type="float" office:value="3838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14.2645"/>
          <table:table-cell office:value-type="float" office:value="13.716"/>
          <table:table-cell office:value-type="float" office:value="9.57"/>
          <table:table-cell office:value-type="float" office:value="1.0"/>
          <table:table-cell office:value-type="float" office:value="0.0"/>
          <table:table-cell office:value-type="float" office:value="50.0"/>
          <table:table-cell office:value-type="float" office:value="11427.0"/>
          <table:table-cell office:value-type="float" office:value="163814.0"/>
          <table:table-cell office:value-type="float" office:value="430442.0"/>
          <table:table-cell office:value-type="float" office:value="1571076.0"/>
          <table:table-cell office:value-type="float" office:value="3846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3.46504"/>
          <table:table-cell office:value-type="float" office:value="3.043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890.0"/>
          <table:table-cell office:value-type="float" office:value="304479.0"/>
          <table:table-cell office:value-type="float" office:value="1163704.0"/>
          <table:table-cell office:value-type="float" office:value="2779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2969.0"/>
          <table:table-cell office:value-type="float" office:value="650687.0"/>
          <table:table-cell office:value-type="float" office:value="543973.0"/>
          <table:table-cell office:value-type="float" office:value="413911.0"/>
          <table:table-cell office:value-type="float" office:value="293398.0"/>
          <table:table-cell office:value-type="float" office:value="312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52.8794"/>
          <table:table-cell office:value-type="float" office:value="52.371"/>
          <table:table-cell office:value-type="float" office:value="47.99"/>
          <table:table-cell office:value-type="float" office:value="0.0"/>
          <table:table-cell office:value-type="float" office:value="0.0"/>
          <table:table-cell office:value-type="float" office:value="252.0"/>
          <table:table-cell office:value-type="float" office:value="77843.0"/>
          <table:table-cell office:value-type="float" office:value="652779.0"/>
          <table:table-cell office:value-type="float" office:value="430442.0"/>
          <table:table-cell office:value-type="float" office:value="1571075.0"/>
          <table:table-cell office:value-type="float" office:value="384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32.5115"/>
          <table:table-cell office:value-type="float" office:value="31.973"/>
          <table:table-cell office:value-type="float" office:value="27.65"/>
          <table:table-cell office:value-type="float" office:value="1.0"/>
          <table:table-cell office:value-type="float" office:value="0.0"/>
          <table:table-cell office:value-type="float" office:value="139.0"/>
          <table:table-cell office:value-type="float" office:value="48068.0"/>
          <table:table-cell office:value-type="float" office:value="521606.0"/>
          <table:table-cell office:value-type="float" office:value="430442.0"/>
          <table:table-cell office:value-type="float" office:value="1571075.0"/>
          <table:table-cell office:value-type="float" office:value="387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3.04837"/>
          <table:table-cell office:value-type="float" office:value="2.61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4577.0"/>
          <table:table-cell office:value-type="float" office:value="304479.0"/>
          <table:table-cell office:value-type="float" office:value="1163703.0"/>
          <table:table-cell office:value-type="float" office:value="276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2969.0"/>
          <table:table-cell office:value-type="float" office:value="650687.0"/>
          <table:table-cell office:value-type="float" office:value="543973.0"/>
          <table:table-cell office:value-type="float" office:value="413911.0"/>
          <table:table-cell office:value-type="float" office:value="293398.0"/>
          <table:table-cell office:value-type="float" office:value="312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47.6026"/>
          <table:table-cell office:value-type="float" office:value="47.041"/>
          <table:table-cell office:value-type="float" office:value="42.74"/>
          <table:table-cell office:value-type="float" office:value="0.0"/>
          <table:table-cell office:value-type="float" office:value="0.0"/>
          <table:table-cell office:value-type="float" office:value="241.0"/>
          <table:table-cell office:value-type="float" office:value="73910.0"/>
          <table:table-cell office:value-type="float" office:value="543278.0"/>
          <table:table-cell office:value-type="float" office:value="430442.0"/>
          <table:table-cell office:value-type="float" office:value="1571075.0"/>
          <table:table-cell office:value-type="float" office:value="386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55.2888"/>
          <table:table-cell office:value-type="float" office:value="54.661"/>
          <table:table-cell office:value-type="float" office:value="50.38"/>
          <table:table-cell office:value-type="float" office:value="0.0"/>
          <table:table-cell office:value-type="float" office:value="0.0"/>
          <table:table-cell office:value-type="float" office:value="379.0"/>
          <table:table-cell office:value-type="float" office:value="118166.0"/>
          <table:table-cell office:value-type="float" office:value="645237.0"/>
          <table:table-cell office:value-type="float" office:value="430442.0"/>
          <table:table-cell office:value-type="float" office:value="1571075.0"/>
          <table:table-cell office:value-type="float" office:value="3875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3.45241"/>
          <table:table-cell office:value-type="float" office:value="3.05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7.0"/>
          <table:table-cell office:value-type="float" office:value="3738.0"/>
          <table:table-cell office:value-type="float" office:value="304479.0"/>
          <table:table-cell office:value-type="float" office:value="1163703.0"/>
          <table:table-cell office:value-type="float" office:value="276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2969.0"/>
          <table:table-cell office:value-type="float" office:value="650687.0"/>
          <table:table-cell office:value-type="float" office:value="543973.0"/>
          <table:table-cell office:value-type="float" office:value="413911.0"/>
          <table:table-cell office:value-type="float" office:value="293398.0"/>
          <table:table-cell office:value-type="float" office:value="312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341.328"/>
          <table:table-cell office:value-type="float" office:value="340.819"/>
          <table:table-cell office:value-type="float" office:value="336.64"/>
          <table:table-cell office:value-type="float" office:value="0.0"/>
          <table:table-cell office:value-type="float" office:value="0.0"/>
          <table:table-cell office:value-type="float" office:value="1589.0"/>
          <table:table-cell office:value-type="float" office:value="674922.0"/>
          <table:table-cell office:value-type="float" office:value="4308677.0"/>
          <table:table-cell office:value-type="float" office:value="430442.0"/>
          <table:table-cell office:value-type="float" office:value="1571076.0"/>
          <table:table-cell office:value-type="float" office:value="3837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25.2571"/>
          <table:table-cell office:value-type="float" office:value="24.656"/>
          <table:table-cell office:value-type="float" office:value="20.48"/>
          <table:table-cell office:value-type="float" office:value="1.0"/>
          <table:table-cell office:value-type="float" office:value="0.0"/>
          <table:table-cell office:value-type="float" office:value="124.0"/>
          <table:table-cell office:value-type="float" office:value="34082.0"/>
          <table:table-cell office:value-type="float" office:value="365893.0"/>
          <table:table-cell office:value-type="float" office:value="430442.0"/>
          <table:table-cell office:value-type="float" office:value="1571076.0"/>
          <table:table-cell office:value-type="float" office:value="386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1417.0"/>
          <table:table-cell office:value-type="float" office:value="932919.0"/>
          <table:table-cell office:value-type="float" office:value="756058.0"/>
          <table:table-cell office:value-type="float" office:value="595654.0"/>
          <table:table-cell office:value-type="float" office:value="688674.0"/>
          <table:table-cell office:value-type="float" office:value="1220.0"/>
          <table:table-cell office:value-type="float" office:value="7.54579"/>
          <table:table-cell office:value-type="float" office:value="7.141"/>
          <table:table-cell office:value-type="float" office:value="4.19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989.0"/>
          <table:table-cell office:value-type="float" office:value="92546.0"/>
          <table:table-cell office:value-type="float" office:value="304479.0"/>
          <table:table-cell office:value-type="float" office:value="1163704.0"/>
          <table:table-cell office:value-type="float" office:value="2775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2969.0"/>
          <table:table-cell office:value-type="float" office:value="650687.0"/>
          <table:table-cell office:value-type="float" office:value="543973.0"/>
          <table:table-cell office:value-type="float" office:value="413911.0"/>
          <table:table-cell office:value-type="float" office:value="293398.0"/>
          <table:table-cell office:value-type="float" office:value="312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48.2599"/>
          <table:table-cell office:value-type="float" office:value="47.796"/>
          <table:table-cell office:value-type="float" office:value="43.23"/>
          <table:table-cell office:value-type="float" office:value="0.0"/>
          <table:table-cell office:value-type="float" office:value="0.0"/>
          <table:table-cell office:value-type="float" office:value="220.0"/>
          <table:table-cell office:value-type="float" office:value="68759.0"/>
          <table:table-cell office:value-type="float" office:value="675041.0"/>
          <table:table-cell office:value-type="float" office:value="471468.0"/>
          <table:table-cell office:value-type="float" office:value="1730077.0"/>
          <table:table-cell office:value-type="float" office:value="405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11.1666"/>
          <table:table-cell office:value-type="float" office:value="10.551"/>
          <table:table-cell office:value-type="float" office:value="6.15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4060.0"/>
          <table:table-cell office:value-type="float" office:value="63195.0"/>
          <table:table-cell office:value-type="float" office:value="471468.0"/>
          <table:table-cell office:value-type="float" office:value="1730077.0"/>
          <table:table-cell office:value-type="float" office:value="4017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3.90868"/>
          <table:table-cell office:value-type="float" office:value="3.343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6861.0"/>
          <table:table-cell office:value-type="float" office:value="345581.0"/>
          <table:table-cell office:value-type="float" office:value="1322603.0"/>
          <table:table-cell office:value-type="float" office:value="2955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2245.0"/>
          <table:table-cell office:value-type="float" office:value="718978.0"/>
          <table:table-cell office:value-type="float" office:value="605060.0"/>
          <table:table-cell office:value-type="float" office:value="455704.0"/>
          <table:table-cell office:value-type="float" office:value="307790.0"/>
          <table:table-cell office:value-type="float" office:value="312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42.5122"/>
          <table:table-cell office:value-type="float" office:value="41.908"/>
          <table:table-cell office:value-type="float" office:value="37.64"/>
          <table:table-cell office:value-type="float" office:value="0.0"/>
          <table:table-cell office:value-type="float" office:value="0.0"/>
          <table:table-cell office:value-type="float" office:value="224.0"/>
          <table:table-cell office:value-type="float" office:value="69116.0"/>
          <table:table-cell office:value-type="float" office:value="672465.0"/>
          <table:table-cell office:value-type="float" office:value="471468.0"/>
          <table:table-cell office:value-type="float" office:value="1730077.0"/>
          <table:table-cell office:value-type="float" office:value="404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36.7593"/>
          <table:table-cell office:value-type="float" office:value="36.29"/>
          <table:table-cell office:value-type="float" office:value="31.96"/>
          <table:table-cell office:value-type="float" office:value="1.0"/>
          <table:table-cell office:value-type="float" office:value="0.0"/>
          <table:table-cell office:value-type="float" office:value="193.0"/>
          <table:table-cell office:value-type="float" office:value="63415.0"/>
          <table:table-cell office:value-type="float" office:value="712084.0"/>
          <table:table-cell office:value-type="float" office:value="471468.0"/>
          <table:table-cell office:value-type="float" office:value="1730077.0"/>
          <table:table-cell office:value-type="float" office:value="403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3.93382"/>
          <table:table-cell office:value-type="float" office:value="3.412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6.0"/>
          <table:table-cell office:value-type="float" office:value="6489.0"/>
          <table:table-cell office:value-type="float" office:value="345581.0"/>
          <table:table-cell office:value-type="float" office:value="1322603.0"/>
          <table:table-cell office:value-type="float" office:value="2982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2245.0"/>
          <table:table-cell office:value-type="float" office:value="718978.0"/>
          <table:table-cell office:value-type="float" office:value="605060.0"/>
          <table:table-cell office:value-type="float" office:value="455704.0"/>
          <table:table-cell office:value-type="float" office:value="307790.0"/>
          <table:table-cell office:value-type="float" office:value="312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69.4859"/>
          <table:table-cell office:value-type="float" office:value="68.94"/>
          <table:table-cell office:value-type="float" office:value="64.74"/>
          <table:table-cell office:value-type="float" office:value="0.0"/>
          <table:table-cell office:value-type="float" office:value="0.0"/>
          <table:table-cell office:value-type="float" office:value="380.0"/>
          <table:table-cell office:value-type="float" office:value="129217.0"/>
          <table:table-cell office:value-type="float" office:value="1008187.0"/>
          <table:table-cell office:value-type="float" office:value="471468.0"/>
          <table:table-cell office:value-type="float" office:value="1730078.0"/>
          <table:table-cell office:value-type="float" office:value="4035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7.48486"/>
          <table:table-cell office:value-type="float" office:value="6.93"/>
          <table:table-cell office:value-type="float" office:value="2.46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908.0"/>
          <table:table-cell office:value-type="float" office:value="59308.0"/>
          <table:table-cell office:value-type="float" office:value="471468.0"/>
          <table:table-cell office:value-type="float" office:value="1730078.0"/>
          <table:table-cell office:value-type="float" office:value="4019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3.94883"/>
          <table:table-cell office:value-type="float" office:value="3.407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1.0"/>
          <table:table-cell office:value-type="float" office:value="5827.0"/>
          <table:table-cell office:value-type="float" office:value="345581.0"/>
          <table:table-cell office:value-type="float" office:value="1322604.0"/>
          <table:table-cell office:value-type="float" office:value="295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2245.0"/>
          <table:table-cell office:value-type="float" office:value="718978.0"/>
          <table:table-cell office:value-type="float" office:value="605060.0"/>
          <table:table-cell office:value-type="float" office:value="455704.0"/>
          <table:table-cell office:value-type="float" office:value="307790.0"/>
          <table:table-cell office:value-type="float" office:value="312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51.132"/>
          <table:table-cell office:value-type="float" office:value="250.57"/>
          <table:table-cell office:value-type="float" office:value="246.3"/>
          <table:table-cell office:value-type="float" office:value="0.0"/>
          <table:table-cell office:value-type="float" office:value="0.0"/>
          <table:table-cell office:value-type="float" office:value="1227.0"/>
          <table:table-cell office:value-type="float" office:value="545648.0"/>
          <table:table-cell office:value-type="float" office:value="2736875.0"/>
          <table:table-cell office:value-type="float" office:value="471468.0"/>
          <table:table-cell office:value-type="float" office:value="1730079.0"/>
          <table:table-cell office:value-type="float" office:value="405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22.6749"/>
          <table:table-cell office:value-type="float" office:value="22.181"/>
          <table:table-cell office:value-type="float" office:value="17.71"/>
          <table:table-cell office:value-type="float" office:value="0.0"/>
          <table:table-cell office:value-type="float" office:value="0.0"/>
          <table:table-cell office:value-type="float" office:value="180.0"/>
          <table:table-cell office:value-type="float" office:value="53218.0"/>
          <table:table-cell office:value-type="float" office:value="225101.0"/>
          <table:table-cell office:value-type="float" office:value="471468.0"/>
          <table:table-cell office:value-type="float" office:value="1730079.0"/>
          <table:table-cell office:value-type="float" office:value="4032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3.85879"/>
          <table:table-cell office:value-type="float" office:value="3.37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5.0"/>
          <table:table-cell office:value-type="float" office:value="6336.0"/>
          <table:table-cell office:value-type="float" office:value="345581.0"/>
          <table:table-cell office:value-type="float" office:value="1322605.0"/>
          <table:table-cell office:value-type="float" office:value="296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2245.0"/>
          <table:table-cell office:value-type="float" office:value="718978.0"/>
          <table:table-cell office:value-type="float" office:value="605060.0"/>
          <table:table-cell office:value-type="float" office:value="455704.0"/>
          <table:table-cell office:value-type="float" office:value="307790.0"/>
          <table:table-cell office:value-type="float" office:value="312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37.9889"/>
          <table:table-cell office:value-type="float" office:value="37.483"/>
          <table:table-cell office:value-type="float" office:value="32.8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64576.0"/>
          <table:table-cell office:value-type="float" office:value="416676.0"/>
          <table:table-cell office:value-type="float" office:value="471468.0"/>
          <table:table-cell office:value-type="float" office:value="1730079.0"/>
          <table:table-cell office:value-type="float" office:value="4031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14.2822"/>
          <table:table-cell office:value-type="float" office:value="13.743"/>
          <table:table-cell office:value-type="float" office:value="9.19"/>
          <table:table-cell office:value-type="float" office:value="0.0"/>
          <table:table-cell office:value-type="float" office:value="0.0"/>
          <table:table-cell office:value-type="float" office:value="111.0"/>
          <table:table-cell office:value-type="float" office:value="26862.0"/>
          <table:table-cell office:value-type="float" office:value="113727.0"/>
          <table:table-cell office:value-type="float" office:value="471468.0"/>
          <table:table-cell office:value-type="float" office:value="1730079.0"/>
          <table:table-cell office:value-type="float" office:value="405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617.0"/>
          <table:table-cell office:value-type="float" office:value="1001042.0"/>
          <table:table-cell office:value-type="float" office:value="817145.0"/>
          <table:table-cell office:value-type="float" office:value="637371.0"/>
          <table:table-cell office:value-type="float" office:value="703066.0"/>
          <table:table-cell office:value-type="float" office:value="1220.0"/>
          <table:table-cell office:value-type="float" office:value="3.96428"/>
          <table:table-cell office:value-type="float" office:value="3.461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8.0"/>
          <table:table-cell office:value-type="float" office:value="7899.0"/>
          <table:table-cell office:value-type="float" office:value="345581.0"/>
          <table:table-cell office:value-type="float" office:value="1322605.0"/>
          <table:table-cell office:value-type="float" office:value="2956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2245.0"/>
          <table:table-cell office:value-type="float" office:value="718978.0"/>
          <table:table-cell office:value-type="float" office:value="605060.0"/>
          <table:table-cell office:value-type="float" office:value="455704.0"/>
          <table:table-cell office:value-type="float" office:value="307790.0"/>
          <table:table-cell office:value-type="float" office:value="312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44.1766"/>
          <table:table-cell office:value-type="float" office:value="43.744"/>
          <table:table-cell office:value-type="float" office:value="42.11"/>
          <table:table-cell office:value-type="float" office:value="0.0"/>
          <table:table-cell office:value-type="float" office:value="0.0"/>
          <table:table-cell office:value-type="float" office:value="323.0"/>
          <table:table-cell office:value-type="float" office:value="116609.0"/>
          <table:table-cell office:value-type="float" office:value="605768.0"/>
          <table:table-cell office:value-type="float" office:value="175768.0"/>
          <table:table-cell office:value-type="float" office:value="619256.0"/>
          <table:table-cell office:value-type="float" office:value="2167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73.2123"/>
          <table:table-cell office:value-type="float" office:value="72.757"/>
          <table:table-cell office:value-type="float" office:value="70.97"/>
          <table:table-cell office:value-type="float" office:value="0.0"/>
          <table:table-cell office:value-type="float" office:value="0.0"/>
          <table:table-cell office:value-type="float" office:value="640.0"/>
          <table:table-cell office:value-type="float" office:value="233101.0"/>
          <table:table-cell office:value-type="float" office:value="904474.0"/>
          <table:table-cell office:value-type="float" office:value="175768.0"/>
          <table:table-cell office:value-type="float" office:value="619256.0"/>
          <table:table-cell office:value-type="float" office:value="2158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1.43067"/>
          <table:table-cell office:value-type="float" office:value="1.11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46.0"/>
          <table:table-cell office:value-type="float" office:value="105451.0"/>
          <table:table-cell office:value-type="float" office:value="394314.0"/>
          <table:table-cell office:value-type="float" office:value="162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9447.0"/>
          <table:table-cell office:value-type="float" office:value="247504.0"/>
          <table:table-cell office:value-type="float" office:value="201672.0"/>
          <table:table-cell office:value-type="float" office:value="159838.0"/>
          <table:table-cell office:value-type="float" office:value="129686.0"/>
          <table:table-cell office:value-type="float" office:value="156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44.2517"/>
          <table:table-cell office:value-type="float" office:value="43.885"/>
          <table:table-cell office:value-type="float" office:value="42.14"/>
          <table:table-cell office:value-type="float" office:value="0.0"/>
          <table:table-cell office:value-type="float" office:value="0.0"/>
          <table:table-cell office:value-type="float" office:value="308.0"/>
          <table:table-cell office:value-type="float" office:value="113284.0"/>
          <table:table-cell office:value-type="float" office:value="689087.0"/>
          <table:table-cell office:value-type="float" office:value="175768.0"/>
          <table:table-cell office:value-type="float" office:value="619256.0"/>
          <table:table-cell office:value-type="float" office:value="215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4.25002"/>
          <table:table-cell office:value-type="float" office:value="3.843"/>
          <table:table-cell office:value-type="float" office:value="2.06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4048.0"/>
          <table:table-cell office:value-type="float" office:value="40332.0"/>
          <table:table-cell office:value-type="float" office:value="175768.0"/>
          <table:table-cell office:value-type="float" office:value="619256.0"/>
          <table:table-cell office:value-type="float" office:value="214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1.44451"/>
          <table:table-cell office:value-type="float" office:value="1.14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2733.0"/>
          <table:table-cell office:value-type="float" office:value="105451.0"/>
          <table:table-cell office:value-type="float" office:value="394314.0"/>
          <table:table-cell office:value-type="float" office:value="1611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9447.0"/>
          <table:table-cell office:value-type="float" office:value="247504.0"/>
          <table:table-cell office:value-type="float" office:value="201672.0"/>
          <table:table-cell office:value-type="float" office:value="159838.0"/>
          <table:table-cell office:value-type="float" office:value="129686.0"/>
          <table:table-cell office:value-type="float" office:value="156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9.5132"/>
          <table:table-cell office:value-type="float" office:value="29.128"/>
          <table:table-cell office:value-type="float" office:value="27.49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78053.0"/>
          <table:table-cell office:value-type="float" office:value="496886.0"/>
          <table:table-cell office:value-type="float" office:value="175768.0"/>
          <table:table-cell office:value-type="float" office:value="619256.0"/>
          <table:table-cell office:value-type="float" office:value="214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3.29027"/>
          <table:table-cell office:value-type="float" office:value="2.888"/>
          <table:table-cell office:value-type="float" office:value="1.18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093.0"/>
          <table:table-cell office:value-type="float" office:value="26035.0"/>
          <table:table-cell office:value-type="float" office:value="175768.0"/>
          <table:table-cell office:value-type="float" office:value="619256.0"/>
          <table:table-cell office:value-type="float" office:value="2148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1.40969"/>
          <table:table-cell office:value-type="float" office:value="1.02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989.0"/>
          <table:table-cell office:value-type="float" office:value="105451.0"/>
          <table:table-cell office:value-type="float" office:value="394314.0"/>
          <table:table-cell office:value-type="float" office:value="1612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9447.0"/>
          <table:table-cell office:value-type="float" office:value="247504.0"/>
          <table:table-cell office:value-type="float" office:value="201672.0"/>
          <table:table-cell office:value-type="float" office:value="159838.0"/>
          <table:table-cell office:value-type="float" office:value="129686.0"/>
          <table:table-cell office:value-type="float" office:value="156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9.1915"/>
          <table:table-cell office:value-type="float" office:value="28.789"/>
          <table:table-cell office:value-type="float" office:value="27.15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85619.0"/>
          <table:table-cell office:value-type="float" office:value="455822.0"/>
          <table:table-cell office:value-type="float" office:value="175768.0"/>
          <table:table-cell office:value-type="float" office:value="619256.0"/>
          <table:table-cell office:value-type="float" office:value="2143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2.29914"/>
          <table:table-cell office:value-type="float" office:value="1.878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28.0"/>
          <table:table-cell office:value-type="float" office:value="5622.0"/>
          <table:table-cell office:value-type="float" office:value="175768.0"/>
          <table:table-cell office:value-type="float" office:value="619256.0"/>
          <table:table-cell office:value-type="float" office:value="2148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1.42618"/>
          <table:table-cell office:value-type="float" office:value="1.03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031.0"/>
          <table:table-cell office:value-type="float" office:value="105451.0"/>
          <table:table-cell office:value-type="float" office:value="394314.0"/>
          <table:table-cell office:value-type="float" office:value="1612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9447.0"/>
          <table:table-cell office:value-type="float" office:value="247504.0"/>
          <table:table-cell office:value-type="float" office:value="201672.0"/>
          <table:table-cell office:value-type="float" office:value="159838.0"/>
          <table:table-cell office:value-type="float" office:value="129686.0"/>
          <table:table-cell office:value-type="float" office:value="156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24.9654"/>
          <table:table-cell office:value-type="float" office:value="24.557"/>
          <table:table-cell office:value-type="float" office:value="22.92"/>
          <table:table-cell office:value-type="float" office:value="0.0"/>
          <table:table-cell office:value-type="float" office:value="0.0"/>
          <table:table-cell office:value-type="float" office:value="211.0"/>
          <table:table-cell office:value-type="float" office:value="69482.0"/>
          <table:table-cell office:value-type="float" office:value="479624.0"/>
          <table:table-cell office:value-type="float" office:value="175768.0"/>
          <table:table-cell office:value-type="float" office:value="619256.0"/>
          <table:table-cell office:value-type="float" office:value="2143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6.31626"/>
          <table:table-cell office:value-type="float" office:value="5.895"/>
          <table:table-cell office:value-type="float" office:value="4.13"/>
          <table:table-cell office:value-type="float" office:value="1.0"/>
          <table:table-cell office:value-type="float" office:value="0.0"/>
          <table:table-cell office:value-type="float" office:value="49.0"/>
          <table:table-cell office:value-type="float" office:value="11776.0"/>
          <table:table-cell office:value-type="float" office:value="90335.0"/>
          <table:table-cell office:value-type="float" office:value="175768.0"/>
          <table:table-cell office:value-type="float" office:value="619256.0"/>
          <table:table-cell office:value-type="float" office:value="214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0999.0"/>
          <table:table-cell office:value-type="float" office:value="403384.0"/>
          <table:table-cell office:value-type="float" office:value="307707.0"/>
          <table:table-cell office:value-type="float" office:value="258045.0"/>
          <table:table-cell office:value-type="float" office:value="327344.0"/>
          <table:table-cell office:value-type="float" office:value="610.0"/>
          <table:table-cell office:value-type="float" office:value="1.40775"/>
          <table:table-cell office:value-type="float" office:value="1.12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971.0"/>
          <table:table-cell office:value-type="float" office:value="105451.0"/>
          <table:table-cell office:value-type="float" office:value="394314.0"/>
          <table:table-cell office:value-type="float" office:value="1612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9447.0"/>
          <table:table-cell office:value-type="float" office:value="247504.0"/>
          <table:table-cell office:value-type="float" office:value="201672.0"/>
          <table:table-cell office:value-type="float" office:value="159838.0"/>
          <table:table-cell office:value-type="float" office:value="129686.0"/>
          <table:table-cell office:value-type="float" office:value="156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05.539"/>
          <table:table-cell office:value-type="float" office:value="105.057"/>
          <table:table-cell office:value-type="float" office:value="101.11"/>
          <table:table-cell office:value-type="float" office:value="0.0"/>
          <table:table-cell office:value-type="float" office:value="0.0"/>
          <table:table-cell office:value-type="float" office:value="541.0"/>
          <table:table-cell office:value-type="float" office:value="207733.0"/>
          <table:table-cell office:value-type="float" office:value="1439628.0"/>
          <table:table-cell office:value-type="float" office:value="407952.0"/>
          <table:table-cell office:value-type="float" office:value="1484023.0"/>
          <table:table-cell office:value-type="float" office:value="3768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12.9416"/>
          <table:table-cell office:value-type="float" office:value="12.535"/>
          <table:table-cell office:value-type="float" office:value="8.25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23904.0"/>
          <table:table-cell office:value-type="float" office:value="95327.0"/>
          <table:table-cell office:value-type="float" office:value="407952.0"/>
          <table:table-cell office:value-type="float" office:value="1484023.0"/>
          <table:table-cell office:value-type="float" office:value="376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2.93267"/>
          <table:table-cell office:value-type="float" office:value="2.573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4401.0"/>
          <table:table-cell office:value-type="float" office:value="282131.0"/>
          <table:table-cell office:value-type="float" office:value="1076891.0"/>
          <table:table-cell office:value-type="float" office:value="268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7947.0"/>
          <table:table-cell office:value-type="float" office:value="613531.0"/>
          <table:table-cell office:value-type="float" office:value="510719.0"/>
          <table:table-cell office:value-type="float" office:value="391171.0"/>
          <table:table-cell office:value-type="float" office:value="285602.0"/>
          <table:table-cell office:value-type="float" office:value="312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95.2968"/>
          <table:table-cell office:value-type="float" office:value="94.687"/>
          <table:table-cell office:value-type="float" office:value="87.74"/>
          <table:table-cell office:value-type="float" office:value="0.0"/>
          <table:table-cell office:value-type="float" office:value="0.0"/>
          <table:table-cell office:value-type="float" office:value="354.0"/>
          <table:table-cell office:value-type="float" office:value="120128.0"/>
          <table:table-cell office:value-type="float" office:value="868213.0"/>
          <table:table-cell office:value-type="float" office:value="407952.0"/>
          <table:table-cell office:value-type="float" office:value="1484022.0"/>
          <table:table-cell office:value-type="float" office:value="3743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9.06836"/>
          <table:table-cell office:value-type="float" office:value="8.68"/>
          <table:table-cell office:value-type="float" office:value="4.46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3734.0"/>
          <table:table-cell office:value-type="float" office:value="51297.0"/>
          <table:table-cell office:value-type="float" office:value="407952.0"/>
          <table:table-cell office:value-type="float" office:value="1484022.0"/>
          <table:table-cell office:value-type="float" office:value="3750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3.02288"/>
          <table:table-cell office:value-type="float" office:value="2.688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5.0"/>
          <table:table-cell office:value-type="float" office:value="8634.0"/>
          <table:table-cell office:value-type="float" office:value="282131.0"/>
          <table:table-cell office:value-type="float" office:value="1076890.0"/>
          <table:table-cell office:value-type="float" office:value="265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7947.0"/>
          <table:table-cell office:value-type="float" office:value="613531.0"/>
          <table:table-cell office:value-type="float" office:value="510719.0"/>
          <table:table-cell office:value-type="float" office:value="391171.0"/>
          <table:table-cell office:value-type="float" office:value="285602.0"/>
          <table:table-cell office:value-type="float" office:value="312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53.6815"/>
          <table:table-cell office:value-type="float" office:value="53.161"/>
          <table:table-cell office:value-type="float" office:value="49.05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7420.0"/>
          <table:table-cell office:value-type="float" office:value="677300.0"/>
          <table:table-cell office:value-type="float" office:value="407952.0"/>
          <table:table-cell office:value-type="float" office:value="1484022.0"/>
          <table:table-cell office:value-type="float" office:value="3759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12.8731"/>
          <table:table-cell office:value-type="float" office:value="12.401"/>
          <table:table-cell office:value-type="float" office:value="8.58"/>
          <table:table-cell office:value-type="float" office:value="1.0"/>
          <table:table-cell office:value-type="float" office:value="0.0"/>
          <table:table-cell office:value-type="float" office:value="50.0"/>
          <table:table-cell office:value-type="float" office:value="12243.0"/>
          <table:table-cell office:value-type="float" office:value="200335.0"/>
          <table:table-cell office:value-type="float" office:value="407952.0"/>
          <table:table-cell office:value-type="float" office:value="1484022.0"/>
          <table:table-cell office:value-type="float" office:value="3768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3.20611"/>
          <table:table-cell office:value-type="float" office:value="2.724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89.0"/>
          <table:table-cell office:value-type="float" office:value="12350.0"/>
          <table:table-cell office:value-type="float" office:value="282131.0"/>
          <table:table-cell office:value-type="float" office:value="1076890.0"/>
          <table:table-cell office:value-type="float" office:value="266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7947.0"/>
          <table:table-cell office:value-type="float" office:value="613531.0"/>
          <table:table-cell office:value-type="float" office:value="510719.0"/>
          <table:table-cell office:value-type="float" office:value="391171.0"/>
          <table:table-cell office:value-type="float" office:value="285602.0"/>
          <table:table-cell office:value-type="float" office:value="312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432.843"/>
          <table:table-cell office:value-type="float" office:value="432.3"/>
          <table:table-cell office:value-type="float" office:value="428.28"/>
          <table:table-cell office:value-type="float" office:value="0.0"/>
          <table:table-cell office:value-type="float" office:value="0.0"/>
          <table:table-cell office:value-type="float" office:value="1755.0"/>
          <table:table-cell office:value-type="float" office:value="743470.0"/>
          <table:table-cell office:value-type="float" office:value="4056917.0"/>
          <table:table-cell office:value-type="float" office:value="407952.0"/>
          <table:table-cell office:value-type="float" office:value="1484022.0"/>
          <table:table-cell office:value-type="float" office:value="375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7.15305"/>
          <table:table-cell office:value-type="float" office:value="6.61"/>
          <table:table-cell office:value-type="float" office:value="2.78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3607.0"/>
          <table:table-cell office:value-type="float" office:value="69442.0"/>
          <table:table-cell office:value-type="float" office:value="407952.0"/>
          <table:table-cell office:value-type="float" office:value="1484022.0"/>
          <table:table-cell office:value-type="float" office:value="3727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3.07393"/>
          <table:table-cell office:value-type="float" office:value="2.739"/>
          <table:table-cell office:value-type="float" office:value="0.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5.0"/>
          <table:table-cell office:value-type="float" office:value="11316.0"/>
          <table:table-cell office:value-type="float" office:value="282131.0"/>
          <table:table-cell office:value-type="float" office:value="1076890.0"/>
          <table:table-cell office:value-type="float" office:value="2681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7947.0"/>
          <table:table-cell office:value-type="float" office:value="613531.0"/>
          <table:table-cell office:value-type="float" office:value="510719.0"/>
          <table:table-cell office:value-type="float" office:value="391171.0"/>
          <table:table-cell office:value-type="float" office:value="285602.0"/>
          <table:table-cell office:value-type="float" office:value="312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76.469"/>
          <table:table-cell office:value-type="float" office:value="75.939"/>
          <table:table-cell office:value-type="float" office:value="72.05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38229.0"/>
          <table:table-cell office:value-type="float" office:value="1202073.0"/>
          <table:table-cell office:value-type="float" office:value="407952.0"/>
          <table:table-cell office:value-type="float" office:value="1484024.0"/>
          <table:table-cell office:value-type="float" office:value="3716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42.8055"/>
          <table:table-cell office:value-type="float" office:value="42.184"/>
          <table:table-cell office:value-type="float" office:value="38.37"/>
          <table:table-cell office:value-type="float" office:value="1.0"/>
          <table:table-cell office:value-type="float" office:value="0.0"/>
          <table:table-cell office:value-type="float" office:value="254.0"/>
          <table:table-cell office:value-type="float" office:value="99052.0"/>
          <table:table-cell office:value-type="float" office:value="744417.0"/>
          <table:table-cell office:value-type="float" office:value="407952.0"/>
          <table:table-cell office:value-type="float" office:value="1484024.0"/>
          <table:table-cell office:value-type="float" office:value="3768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6253.0"/>
          <table:table-cell office:value-type="float" office:value="895485.0"/>
          <table:table-cell office:value-type="float" office:value="722804.0"/>
          <table:table-cell office:value-type="float" office:value="572772.0"/>
          <table:table-cell office:value-type="float" office:value="680878.0"/>
          <table:table-cell office:value-type="float" office:value="1220.0"/>
          <table:table-cell office:value-type="float" office:value="3.34052"/>
          <table:table-cell office:value-type="float" office:value="2.78"/>
          <table:table-cell office:value-type="float" office:value="0.5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38.0"/>
          <table:table-cell office:value-type="float" office:value="12823.0"/>
          <table:table-cell office:value-type="float" office:value="282131.0"/>
          <table:table-cell office:value-type="float" office:value="1076892.0"/>
          <table:table-cell office:value-type="float" office:value="265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7947.0"/>
          <table:table-cell office:value-type="float" office:value="613531.0"/>
          <table:table-cell office:value-type="float" office:value="510719.0"/>
          <table:table-cell office:value-type="float" office:value="391171.0"/>
          <table:table-cell office:value-type="float" office:value="285602.0"/>
          <table:table-cell office:value-type="float" office:value="312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26506"/>
          <table:table-cell office:value-type="float" office:value="0.951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1162.0"/>
          <table:table-cell office:value-type="float" office:value="18593.0"/>
          <table:table-cell office:value-type="float" office:value="65076.0"/>
          <table:table-cell office:value-type="float" office:value="225523.0"/>
          <table:table-cell office:value-type="float" office:value="135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0.985858"/>
          <table:table-cell office:value-type="float" office:value="0.64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25.0"/>
          <table:table-cell office:value-type="float" office:value="65076.0"/>
          <table:table-cell office:value-type="float" office:value="225523.0"/>
          <table:table-cell office:value-type="float" office:value="137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0.800658"/>
          <table:table-cell office:value-type="float" office:value="0.5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28.0"/>
          <table:table-cell office:value-type="float" office:value="42860.0"/>
          <table:table-cell office:value-type="float" office:value="152647.0"/>
          <table:table-cell office:value-type="float" office:value="108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562.0"/>
          <table:table-cell office:value-type="float" office:value="107013.0"/>
          <table:table-cell office:value-type="float" office:value="68976.0"/>
          <table:table-cell office:value-type="float" office:value="68712.0"/>
          <table:table-cell office:value-type="float" office:value="48703.0"/>
          <table:table-cell office:value-type="float" office:value="624.0"/>
          <table:table-cell table:formula="of:=MIN([.$B23];[.$V23];[.$AP23])" office:value-type="float"/>
          <table:table-cell table:formula="of:=MIN([.$C23];[.$W23];[.$AQ23])" office:value-type="float"/>
          <table:table-cell table:formula="of:=MIN([.$D23];[.$X23];[.$AR23])" office:value-type="float"/>
          <table:table-cell table:formula="of:=MIN([.$E23];[.$Y23];[.$AS23])" office:value-type="float"/>
          <table:table-cell table:formula="of:=MIN([.$F23];[.$Z23];[.$AT23])" office:value-type="float"/>
          <table:table-cell table:formula="of:=MIN([.$G23];[.$AA23];[.$AU23])" office:value-type="float"/>
          <table:table-cell table:formula="of:=MIN([.$H23];[.$AB23];[.$AV23])" office:value-type="float"/>
          <table:table-cell table:formula="of:=MIN([.$I23];[.$AC23];[.$AW23])" office:value-type="float"/>
          <table:table-cell table:formula="of:=MIN([.$J23];[.$AD23];[.$AX23])" office:value-type="float"/>
          <table:table-cell table:formula="of:=MIN([.$K23];[.$AE23];[.$AY23])" office:value-type="float"/>
          <table:table-cell table:formula="of:=MIN([.$L23];[.$AF23];[.$AZ23])" office:value-type="float"/>
          <table:table-cell table:formula="of:=MIN([.$M23];[.$AG23];[.$BA23])" office:value-type="float"/>
          <table:table-cell table:formula="of:=MIN([.$N23];[.$AH23];[.$BB23])" office:value-type="float"/>
          <table:table-cell table:formula="of:=MIN([.$O23];[.$AI23];[.$BC23])" office:value-type="float"/>
          <table:table-cell table:formula="of:=MIN([.$P23];[.$AJ23];[.$BD23])" office:value-type="float"/>
          <table:table-cell table:formula="of:=MIN([.$Q23];[.$AK23];[.$BE23])" office:value-type="float"/>
          <table:table-cell table:formula="of:=MIN([.$R23];[.$AL23];[.$BF23])" office:value-type="float"/>
          <table:table-cell table:formula="of:=MIN([.$S23];[.$AM23];[.$BG23])" office:value-type="float"/>
          <table:table-cell table:formula="of:=MIN([.$T23];[.$AN23];[.$BH23])" office:value-type="float"/>
          <table:table-cell table:formula="of:=MIN([.$U23];[.$AO23];[.$BI23])" office:value-type="float"/>
          <table:table-cell table:formula="of:=MEDIAN([.$B23];[.$V23];[.$AP23])" office:value-type="float"/>
          <table:table-cell table:formula="of:=MEDIAN([.$C23];[.$W23];[.$AQ23])" office:value-type="float"/>
          <table:table-cell table:formula="of:=MEDIAN([.$D23];[.$X23];[.$AR23])" office:value-type="float"/>
          <table:table-cell table:formula="of:=MEDIAN([.$E23];[.$Y23];[.$AS23])" office:value-type="float"/>
          <table:table-cell table:formula="of:=MEDIAN([.$F23];[.$Z23];[.$AT23])" office:value-type="float"/>
          <table:table-cell table:formula="of:=MEDIAN([.$G23];[.$AA23];[.$AU23])" office:value-type="float"/>
          <table:table-cell table:formula="of:=MEDIAN([.$H23];[.$AB23];[.$AV23])" office:value-type="float"/>
          <table:table-cell table:formula="of:=MEDIAN([.$I23];[.$AC23];[.$AW23])" office:value-type="float"/>
          <table:table-cell table:formula="of:=MEDIAN([.$J23];[.$AD23];[.$AX23])" office:value-type="float"/>
          <table:table-cell table:formula="of:=MEDIAN([.$K23];[.$AE23];[.$AY23])" office:value-type="float"/>
          <table:table-cell table:formula="of:=MEDIAN([.$L23];[.$AF23];[.$AZ23])" office:value-type="float"/>
          <table:table-cell table:formula="of:=MEDIAN([.$M23];[.$AG23];[.$BA23])" office:value-type="float"/>
          <table:table-cell table:formula="of:=MEDIAN([.$N23];[.$AH23];[.$BB23])" office:value-type="float"/>
          <table:table-cell table:formula="of:=MEDIAN([.$O23];[.$AI23];[.$BC23])" office:value-type="float"/>
          <table:table-cell table:formula="of:=MEDIAN([.$P23];[.$AJ23];[.$BD23])" office:value-type="float"/>
          <table:table-cell table:formula="of:=MEDIAN([.$Q23];[.$AK23];[.$BE23])" office:value-type="float"/>
          <table:table-cell table:formula="of:=MEDIAN([.$R23];[.$AL23];[.$BF23])" office:value-type="float"/>
          <table:table-cell table:formula="of:=MEDIAN([.$S23];[.$AM23];[.$BG23])" office:value-type="float"/>
          <table:table-cell table:formula="of:=MEDIAN([.$T23];[.$AN23];[.$BH23])" office:value-type="float"/>
          <table:table-cell table:formula="of:=MEDIAN([.$U23];[.$AO23];[.$BI23])" office:value-type="float"/>
          <table:table-cell table:formula="of:=MAX([.$B23];[.$V23];[.$AP23])" office:value-type="float"/>
          <table:table-cell table:formula="of:=MAX([.$C23];[.$W23];[.$AQ23])" office:value-type="float"/>
          <table:table-cell table:formula="of:=MAX([.$D23];[.$X23];[.$AR23])" office:value-type="float"/>
          <table:table-cell table:formula="of:=MAX([.$E23];[.$Y23];[.$AS23])" office:value-type="float"/>
          <table:table-cell table:formula="of:=MAX([.$F23];[.$Z23];[.$AT23])" office:value-type="float"/>
          <table:table-cell table:formula="of:=MAX([.$G23];[.$AA23];[.$AU23])" office:value-type="float"/>
          <table:table-cell table:formula="of:=MAX([.$H23];[.$AB23];[.$AV23])" office:value-type="float"/>
          <table:table-cell table:formula="of:=MAX([.$I23];[.$AC23];[.$AW23])" office:value-type="float"/>
          <table:table-cell table:formula="of:=MAX([.$J23];[.$AD23];[.$AX23])" office:value-type="float"/>
          <table:table-cell table:formula="of:=MAX([.$K23];[.$AE23];[.$AY23])" office:value-type="float"/>
          <table:table-cell table:formula="of:=MAX([.$L23];[.$AF23];[.$AZ23])" office:value-type="float"/>
          <table:table-cell table:formula="of:=MAX([.$M23];[.$AG23];[.$BA23])" office:value-type="float"/>
          <table:table-cell table:formula="of:=MAX([.$N23];[.$AH23];[.$BB23])" office:value-type="float"/>
          <table:table-cell table:formula="of:=MAX([.$O23];[.$AI23];[.$BC23])" office:value-type="float"/>
          <table:table-cell table:formula="of:=MAX([.$P23];[.$AJ23];[.$BD23])" office:value-type="float"/>
          <table:table-cell table:formula="of:=MAX([.$Q23];[.$AK23];[.$BE23])" office:value-type="float"/>
          <table:table-cell table:formula="of:=MAX([.$R23];[.$AL23];[.$BF23])" office:value-type="float"/>
          <table:table-cell table:formula="of:=MAX([.$S23];[.$AM23];[.$BG23])" office:value-type="float"/>
          <table:table-cell table:formula="of:=MAX([.$T23];[.$AN23];[.$BH23])" office:value-type="float"/>
          <table:table-cell table:formula="of:=MAX([.$U23];[.$AO23];[.$BI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42607"/>
          <table:table-cell office:value-type="float" office:value="1.121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590.0"/>
          <table:table-cell office:value-type="float" office:value="20359.0"/>
          <table:table-cell office:value-type="float" office:value="65076.0"/>
          <table:table-cell office:value-type="float" office:value="225523.0"/>
          <table:table-cell office:value-type="float" office:value="1363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1.10479"/>
          <table:table-cell office:value-type="float" office:value="0.69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29.0"/>
          <table:table-cell office:value-type="float" office:value="65076.0"/>
          <table:table-cell office:value-type="float" office:value="225523.0"/>
          <table:table-cell office:value-type="float" office:value="1365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0.708173"/>
          <table:table-cell office:value-type="float" office:value="0.46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5.0"/>
          <table:table-cell office:value-type="float" office:value="42860.0"/>
          <table:table-cell office:value-type="float" office:value="152647.0"/>
          <table:table-cell office:value-type="float" office:value="1168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562.0"/>
          <table:table-cell office:value-type="float" office:value="107013.0"/>
          <table:table-cell office:value-type="float" office:value="68976.0"/>
          <table:table-cell office:value-type="float" office:value="68712.0"/>
          <table:table-cell office:value-type="float" office:value="48703.0"/>
          <table:table-cell office:value-type="float" office:value="624.0"/>
          <table:table-cell table:formula="of:=MIN([.$B24];[.$V24];[.$AP24])" office:value-type="float"/>
          <table:table-cell table:formula="of:=MIN([.$C24];[.$W24];[.$AQ24])" office:value-type="float"/>
          <table:table-cell table:formula="of:=MIN([.$D24];[.$X24];[.$AR24])" office:value-type="float"/>
          <table:table-cell table:formula="of:=MIN([.$E24];[.$Y24];[.$AS24])" office:value-type="float"/>
          <table:table-cell table:formula="of:=MIN([.$F24];[.$Z24];[.$AT24])" office:value-type="float"/>
          <table:table-cell table:formula="of:=MIN([.$G24];[.$AA24];[.$AU24])" office:value-type="float"/>
          <table:table-cell table:formula="of:=MIN([.$H24];[.$AB24];[.$AV24])" office:value-type="float"/>
          <table:table-cell table:formula="of:=MIN([.$I24];[.$AC24];[.$AW24])" office:value-type="float"/>
          <table:table-cell table:formula="of:=MIN([.$J24];[.$AD24];[.$AX24])" office:value-type="float"/>
          <table:table-cell table:formula="of:=MIN([.$K24];[.$AE24];[.$AY24])" office:value-type="float"/>
          <table:table-cell table:formula="of:=MIN([.$L24];[.$AF24];[.$AZ24])" office:value-type="float"/>
          <table:table-cell table:formula="of:=MIN([.$M24];[.$AG24];[.$BA24])" office:value-type="float"/>
          <table:table-cell table:formula="of:=MIN([.$N24];[.$AH24];[.$BB24])" office:value-type="float"/>
          <table:table-cell table:formula="of:=MIN([.$O24];[.$AI24];[.$BC24])" office:value-type="float"/>
          <table:table-cell table:formula="of:=MIN([.$P24];[.$AJ24];[.$BD24])" office:value-type="float"/>
          <table:table-cell table:formula="of:=MIN([.$Q24];[.$AK24];[.$BE24])" office:value-type="float"/>
          <table:table-cell table:formula="of:=MIN([.$R24];[.$AL24];[.$BF24])" office:value-type="float"/>
          <table:table-cell table:formula="of:=MIN([.$S24];[.$AM24];[.$BG24])" office:value-type="float"/>
          <table:table-cell table:formula="of:=MIN([.$T24];[.$AN24];[.$BH24])" office:value-type="float"/>
          <table:table-cell table:formula="of:=MIN([.$U24];[.$AO24];[.$BI24])" office:value-type="float"/>
          <table:table-cell table:formula="of:=MEDIAN([.$B24];[.$V24];[.$AP24])" office:value-type="float"/>
          <table:table-cell table:formula="of:=MEDIAN([.$C24];[.$W24];[.$AQ24])" office:value-type="float"/>
          <table:table-cell table:formula="of:=MEDIAN([.$D24];[.$X24];[.$AR24])" office:value-type="float"/>
          <table:table-cell table:formula="of:=MEDIAN([.$E24];[.$Y24];[.$AS24])" office:value-type="float"/>
          <table:table-cell table:formula="of:=MEDIAN([.$F24];[.$Z24];[.$AT24])" office:value-type="float"/>
          <table:table-cell table:formula="of:=MEDIAN([.$G24];[.$AA24];[.$AU24])" office:value-type="float"/>
          <table:table-cell table:formula="of:=MEDIAN([.$H24];[.$AB24];[.$AV24])" office:value-type="float"/>
          <table:table-cell table:formula="of:=MEDIAN([.$I24];[.$AC24];[.$AW24])" office:value-type="float"/>
          <table:table-cell table:formula="of:=MEDIAN([.$J24];[.$AD24];[.$AX24])" office:value-type="float"/>
          <table:table-cell table:formula="of:=MEDIAN([.$K24];[.$AE24];[.$AY24])" office:value-type="float"/>
          <table:table-cell table:formula="of:=MEDIAN([.$L24];[.$AF24];[.$AZ24])" office:value-type="float"/>
          <table:table-cell table:formula="of:=MEDIAN([.$M24];[.$AG24];[.$BA24])" office:value-type="float"/>
          <table:table-cell table:formula="of:=MEDIAN([.$N24];[.$AH24];[.$BB24])" office:value-type="float"/>
          <table:table-cell table:formula="of:=MEDIAN([.$O24];[.$AI24];[.$BC24])" office:value-type="float"/>
          <table:table-cell table:formula="of:=MEDIAN([.$P24];[.$AJ24];[.$BD24])" office:value-type="float"/>
          <table:table-cell table:formula="of:=MEDIAN([.$Q24];[.$AK24];[.$BE24])" office:value-type="float"/>
          <table:table-cell table:formula="of:=MEDIAN([.$R24];[.$AL24];[.$BF24])" office:value-type="float"/>
          <table:table-cell table:formula="of:=MEDIAN([.$S24];[.$AM24];[.$BG24])" office:value-type="float"/>
          <table:table-cell table:formula="of:=MEDIAN([.$T24];[.$AN24];[.$BH24])" office:value-type="float"/>
          <table:table-cell table:formula="of:=MEDIAN([.$U24];[.$AO24];[.$BI24])" office:value-type="float"/>
          <table:table-cell table:formula="of:=MAX([.$B24];[.$V24];[.$AP24])" office:value-type="float"/>
          <table:table-cell table:formula="of:=MAX([.$C24];[.$W24];[.$AQ24])" office:value-type="float"/>
          <table:table-cell table:formula="of:=MAX([.$D24];[.$X24];[.$AR24])" office:value-type="float"/>
          <table:table-cell table:formula="of:=MAX([.$E24];[.$Y24];[.$AS24])" office:value-type="float"/>
          <table:table-cell table:formula="of:=MAX([.$F24];[.$Z24];[.$AT24])" office:value-type="float"/>
          <table:table-cell table:formula="of:=MAX([.$G24];[.$AA24];[.$AU24])" office:value-type="float"/>
          <table:table-cell table:formula="of:=MAX([.$H24];[.$AB24];[.$AV24])" office:value-type="float"/>
          <table:table-cell table:formula="of:=MAX([.$I24];[.$AC24];[.$AW24])" office:value-type="float"/>
          <table:table-cell table:formula="of:=MAX([.$J24];[.$AD24];[.$AX24])" office:value-type="float"/>
          <table:table-cell table:formula="of:=MAX([.$K24];[.$AE24];[.$AY24])" office:value-type="float"/>
          <table:table-cell table:formula="of:=MAX([.$L24];[.$AF24];[.$AZ24])" office:value-type="float"/>
          <table:table-cell table:formula="of:=MAX([.$M24];[.$AG24];[.$BA24])" office:value-type="float"/>
          <table:table-cell table:formula="of:=MAX([.$N24];[.$AH24];[.$BB24])" office:value-type="float"/>
          <table:table-cell table:formula="of:=MAX([.$O24];[.$AI24];[.$BC24])" office:value-type="float"/>
          <table:table-cell table:formula="of:=MAX([.$P24];[.$AJ24];[.$BD24])" office:value-type="float"/>
          <table:table-cell table:formula="of:=MAX([.$Q24];[.$AK24];[.$BE24])" office:value-type="float"/>
          <table:table-cell table:formula="of:=MAX([.$R24];[.$AL24];[.$BF24])" office:value-type="float"/>
          <table:table-cell table:formula="of:=MAX([.$S24];[.$AM24];[.$BG24])" office:value-type="float"/>
          <table:table-cell table:formula="of:=MAX([.$T24];[.$AN24];[.$BH24])" office:value-type="float"/>
          <table:table-cell table:formula="of:=MAX([.$U24];[.$AO24];[.$BI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05013"/>
          <table:table-cell office:value-type="float" office:value="0.70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599.0"/>
          <table:table-cell office:value-type="float" office:value="65076.0"/>
          <table:table-cell office:value-type="float" office:value="225523.0"/>
          <table:table-cell office:value-type="float" office:value="1356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1.04812"/>
          <table:table-cell office:value-type="float" office:value="0.71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6.0"/>
          <table:table-cell office:value-type="float" office:value="65076.0"/>
          <table:table-cell office:value-type="float" office:value="225523.0"/>
          <table:table-cell office:value-type="float" office:value="134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0.761708"/>
          <table:table-cell office:value-type="float" office:value="0.47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2.0"/>
          <table:table-cell office:value-type="float" office:value="42860.0"/>
          <table:table-cell office:value-type="float" office:value="152647.0"/>
          <table:table-cell office:value-type="float" office:value="117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562.0"/>
          <table:table-cell office:value-type="float" office:value="107013.0"/>
          <table:table-cell office:value-type="float" office:value="68976.0"/>
          <table:table-cell office:value-type="float" office:value="68712.0"/>
          <table:table-cell office:value-type="float" office:value="48703.0"/>
          <table:table-cell office:value-type="float" office:value="624.0"/>
          <table:table-cell table:formula="of:=MIN([.$B25];[.$V25];[.$AP25])" office:value-type="float"/>
          <table:table-cell table:formula="of:=MIN([.$C25];[.$W25];[.$AQ25])" office:value-type="float"/>
          <table:table-cell table:formula="of:=MIN([.$D25];[.$X25];[.$AR25])" office:value-type="float"/>
          <table:table-cell table:formula="of:=MIN([.$E25];[.$Y25];[.$AS25])" office:value-type="float"/>
          <table:table-cell table:formula="of:=MIN([.$F25];[.$Z25];[.$AT25])" office:value-type="float"/>
          <table:table-cell table:formula="of:=MIN([.$G25];[.$AA25];[.$AU25])" office:value-type="float"/>
          <table:table-cell table:formula="of:=MIN([.$H25];[.$AB25];[.$AV25])" office:value-type="float"/>
          <table:table-cell table:formula="of:=MIN([.$I25];[.$AC25];[.$AW25])" office:value-type="float"/>
          <table:table-cell table:formula="of:=MIN([.$J25];[.$AD25];[.$AX25])" office:value-type="float"/>
          <table:table-cell table:formula="of:=MIN([.$K25];[.$AE25];[.$AY25])" office:value-type="float"/>
          <table:table-cell table:formula="of:=MIN([.$L25];[.$AF25];[.$AZ25])" office:value-type="float"/>
          <table:table-cell table:formula="of:=MIN([.$M25];[.$AG25];[.$BA25])" office:value-type="float"/>
          <table:table-cell table:formula="of:=MIN([.$N25];[.$AH25];[.$BB25])" office:value-type="float"/>
          <table:table-cell table:formula="of:=MIN([.$O25];[.$AI25];[.$BC25])" office:value-type="float"/>
          <table:table-cell table:formula="of:=MIN([.$P25];[.$AJ25];[.$BD25])" office:value-type="float"/>
          <table:table-cell table:formula="of:=MIN([.$Q25];[.$AK25];[.$BE25])" office:value-type="float"/>
          <table:table-cell table:formula="of:=MIN([.$R25];[.$AL25];[.$BF25])" office:value-type="float"/>
          <table:table-cell table:formula="of:=MIN([.$S25];[.$AM25];[.$BG25])" office:value-type="float"/>
          <table:table-cell table:formula="of:=MIN([.$T25];[.$AN25];[.$BH25])" office:value-type="float"/>
          <table:table-cell table:formula="of:=MIN([.$U25];[.$AO25];[.$BI25])" office:value-type="float"/>
          <table:table-cell table:formula="of:=MEDIAN([.$B25];[.$V25];[.$AP25])" office:value-type="float"/>
          <table:table-cell table:formula="of:=MEDIAN([.$C25];[.$W25];[.$AQ25])" office:value-type="float"/>
          <table:table-cell table:formula="of:=MEDIAN([.$D25];[.$X25];[.$AR25])" office:value-type="float"/>
          <table:table-cell table:formula="of:=MEDIAN([.$E25];[.$Y25];[.$AS25])" office:value-type="float"/>
          <table:table-cell table:formula="of:=MEDIAN([.$F25];[.$Z25];[.$AT25])" office:value-type="float"/>
          <table:table-cell table:formula="of:=MEDIAN([.$G25];[.$AA25];[.$AU25])" office:value-type="float"/>
          <table:table-cell table:formula="of:=MEDIAN([.$H25];[.$AB25];[.$AV25])" office:value-type="float"/>
          <table:table-cell table:formula="of:=MEDIAN([.$I25];[.$AC25];[.$AW25])" office:value-type="float"/>
          <table:table-cell table:formula="of:=MEDIAN([.$J25];[.$AD25];[.$AX25])" office:value-type="float"/>
          <table:table-cell table:formula="of:=MEDIAN([.$K25];[.$AE25];[.$AY25])" office:value-type="float"/>
          <table:table-cell table:formula="of:=MEDIAN([.$L25];[.$AF25];[.$AZ25])" office:value-type="float"/>
          <table:table-cell table:formula="of:=MEDIAN([.$M25];[.$AG25];[.$BA25])" office:value-type="float"/>
          <table:table-cell table:formula="of:=MEDIAN([.$N25];[.$AH25];[.$BB25])" office:value-type="float"/>
          <table:table-cell table:formula="of:=MEDIAN([.$O25];[.$AI25];[.$BC25])" office:value-type="float"/>
          <table:table-cell table:formula="of:=MEDIAN([.$P25];[.$AJ25];[.$BD25])" office:value-type="float"/>
          <table:table-cell table:formula="of:=MEDIAN([.$Q25];[.$AK25];[.$BE25])" office:value-type="float"/>
          <table:table-cell table:formula="of:=MEDIAN([.$R25];[.$AL25];[.$BF25])" office:value-type="float"/>
          <table:table-cell table:formula="of:=MEDIAN([.$S25];[.$AM25];[.$BG25])" office:value-type="float"/>
          <table:table-cell table:formula="of:=MEDIAN([.$T25];[.$AN25];[.$BH25])" office:value-type="float"/>
          <table:table-cell table:formula="of:=MEDIAN([.$U25];[.$AO25];[.$BI25])" office:value-type="float"/>
          <table:table-cell table:formula="of:=MAX([.$B25];[.$V25];[.$AP25])" office:value-type="float"/>
          <table:table-cell table:formula="of:=MAX([.$C25];[.$W25];[.$AQ25])" office:value-type="float"/>
          <table:table-cell table:formula="of:=MAX([.$D25];[.$X25];[.$AR25])" office:value-type="float"/>
          <table:table-cell table:formula="of:=MAX([.$E25];[.$Y25];[.$AS25])" office:value-type="float"/>
          <table:table-cell table:formula="of:=MAX([.$F25];[.$Z25];[.$AT25])" office:value-type="float"/>
          <table:table-cell table:formula="of:=MAX([.$G25];[.$AA25];[.$AU25])" office:value-type="float"/>
          <table:table-cell table:formula="of:=MAX([.$H25];[.$AB25];[.$AV25])" office:value-type="float"/>
          <table:table-cell table:formula="of:=MAX([.$I25];[.$AC25];[.$AW25])" office:value-type="float"/>
          <table:table-cell table:formula="of:=MAX([.$J25];[.$AD25];[.$AX25])" office:value-type="float"/>
          <table:table-cell table:formula="of:=MAX([.$K25];[.$AE25];[.$AY25])" office:value-type="float"/>
          <table:table-cell table:formula="of:=MAX([.$L25];[.$AF25];[.$AZ25])" office:value-type="float"/>
          <table:table-cell table:formula="of:=MAX([.$M25];[.$AG25];[.$BA25])" office:value-type="float"/>
          <table:table-cell table:formula="of:=MAX([.$N25];[.$AH25];[.$BB25])" office:value-type="float"/>
          <table:table-cell table:formula="of:=MAX([.$O25];[.$AI25];[.$BC25])" office:value-type="float"/>
          <table:table-cell table:formula="of:=MAX([.$P25];[.$AJ25];[.$BD25])" office:value-type="float"/>
          <table:table-cell table:formula="of:=MAX([.$Q25];[.$AK25];[.$BE25])" office:value-type="float"/>
          <table:table-cell table:formula="of:=MAX([.$R25];[.$AL25];[.$BF25])" office:value-type="float"/>
          <table:table-cell table:formula="of:=MAX([.$S25];[.$AM25];[.$BG25])" office:value-type="float"/>
          <table:table-cell table:formula="of:=MAX([.$T25];[.$AN25];[.$BH25])" office:value-type="float"/>
          <table:table-cell table:formula="of:=MAX([.$U25];[.$AO25];[.$BI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38894"/>
          <table:table-cell office:value-type="float" office:value="0.996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68.0"/>
          <table:table-cell office:value-type="float" office:value="17169.0"/>
          <table:table-cell office:value-type="float" office:value="65076.0"/>
          <table:table-cell office:value-type="float" office:value="225523.0"/>
          <table:table-cell office:value-type="float" office:value="1347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1.09541"/>
          <table:table-cell office:value-type="float" office:value="0.72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3.0"/>
          <table:table-cell office:value-type="float" office:value="65076.0"/>
          <table:table-cell office:value-type="float" office:value="225523.0"/>
          <table:table-cell office:value-type="float" office:value="134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0.778298"/>
          <table:table-cell office:value-type="float" office:value="0.45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26.0"/>
          <table:table-cell office:value-type="float" office:value="42860.0"/>
          <table:table-cell office:value-type="float" office:value="152647.0"/>
          <table:table-cell office:value-type="float" office:value="1136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562.0"/>
          <table:table-cell office:value-type="float" office:value="107013.0"/>
          <table:table-cell office:value-type="float" office:value="68976.0"/>
          <table:table-cell office:value-type="float" office:value="68712.0"/>
          <table:table-cell office:value-type="float" office:value="48703.0"/>
          <table:table-cell office:value-type="float" office:value="624.0"/>
          <table:table-cell table:formula="of:=MIN([.$B26];[.$V26];[.$AP26])" office:value-type="float"/>
          <table:table-cell table:formula="of:=MIN([.$C26];[.$W26];[.$AQ26])" office:value-type="float"/>
          <table:table-cell table:formula="of:=MIN([.$D26];[.$X26];[.$AR26])" office:value-type="float"/>
          <table:table-cell table:formula="of:=MIN([.$E26];[.$Y26];[.$AS26])" office:value-type="float"/>
          <table:table-cell table:formula="of:=MIN([.$F26];[.$Z26];[.$AT26])" office:value-type="float"/>
          <table:table-cell table:formula="of:=MIN([.$G26];[.$AA26];[.$AU26])" office:value-type="float"/>
          <table:table-cell table:formula="of:=MIN([.$H26];[.$AB26];[.$AV26])" office:value-type="float"/>
          <table:table-cell table:formula="of:=MIN([.$I26];[.$AC26];[.$AW26])" office:value-type="float"/>
          <table:table-cell table:formula="of:=MIN([.$J26];[.$AD26];[.$AX26])" office:value-type="float"/>
          <table:table-cell table:formula="of:=MIN([.$K26];[.$AE26];[.$AY26])" office:value-type="float"/>
          <table:table-cell table:formula="of:=MIN([.$L26];[.$AF26];[.$AZ26])" office:value-type="float"/>
          <table:table-cell table:formula="of:=MIN([.$M26];[.$AG26];[.$BA26])" office:value-type="float"/>
          <table:table-cell table:formula="of:=MIN([.$N26];[.$AH26];[.$BB26])" office:value-type="float"/>
          <table:table-cell table:formula="of:=MIN([.$O26];[.$AI26];[.$BC26])" office:value-type="float"/>
          <table:table-cell table:formula="of:=MIN([.$P26];[.$AJ26];[.$BD26])" office:value-type="float"/>
          <table:table-cell table:formula="of:=MIN([.$Q26];[.$AK26];[.$BE26])" office:value-type="float"/>
          <table:table-cell table:formula="of:=MIN([.$R26];[.$AL26];[.$BF26])" office:value-type="float"/>
          <table:table-cell table:formula="of:=MIN([.$S26];[.$AM26];[.$BG26])" office:value-type="float"/>
          <table:table-cell table:formula="of:=MIN([.$T26];[.$AN26];[.$BH26])" office:value-type="float"/>
          <table:table-cell table:formula="of:=MIN([.$U26];[.$AO26];[.$BI26])" office:value-type="float"/>
          <table:table-cell table:formula="of:=MEDIAN([.$B26];[.$V26];[.$AP26])" office:value-type="float"/>
          <table:table-cell table:formula="of:=MEDIAN([.$C26];[.$W26];[.$AQ26])" office:value-type="float"/>
          <table:table-cell table:formula="of:=MEDIAN([.$D26];[.$X26];[.$AR26])" office:value-type="float"/>
          <table:table-cell table:formula="of:=MEDIAN([.$E26];[.$Y26];[.$AS26])" office:value-type="float"/>
          <table:table-cell table:formula="of:=MEDIAN([.$F26];[.$Z26];[.$AT26])" office:value-type="float"/>
          <table:table-cell table:formula="of:=MEDIAN([.$G26];[.$AA26];[.$AU26])" office:value-type="float"/>
          <table:table-cell table:formula="of:=MEDIAN([.$H26];[.$AB26];[.$AV26])" office:value-type="float"/>
          <table:table-cell table:formula="of:=MEDIAN([.$I26];[.$AC26];[.$AW26])" office:value-type="float"/>
          <table:table-cell table:formula="of:=MEDIAN([.$J26];[.$AD26];[.$AX26])" office:value-type="float"/>
          <table:table-cell table:formula="of:=MEDIAN([.$K26];[.$AE26];[.$AY26])" office:value-type="float"/>
          <table:table-cell table:formula="of:=MEDIAN([.$L26];[.$AF26];[.$AZ26])" office:value-type="float"/>
          <table:table-cell table:formula="of:=MEDIAN([.$M26];[.$AG26];[.$BA26])" office:value-type="float"/>
          <table:table-cell table:formula="of:=MEDIAN([.$N26];[.$AH26];[.$BB26])" office:value-type="float"/>
          <table:table-cell table:formula="of:=MEDIAN([.$O26];[.$AI26];[.$BC26])" office:value-type="float"/>
          <table:table-cell table:formula="of:=MEDIAN([.$P26];[.$AJ26];[.$BD26])" office:value-type="float"/>
          <table:table-cell table:formula="of:=MEDIAN([.$Q26];[.$AK26];[.$BE26])" office:value-type="float"/>
          <table:table-cell table:formula="of:=MEDIAN([.$R26];[.$AL26];[.$BF26])" office:value-type="float"/>
          <table:table-cell table:formula="of:=MEDIAN([.$S26];[.$AM26];[.$BG26])" office:value-type="float"/>
          <table:table-cell table:formula="of:=MEDIAN([.$T26];[.$AN26];[.$BH26])" office:value-type="float"/>
          <table:table-cell table:formula="of:=MEDIAN([.$U26];[.$AO26];[.$BI26])" office:value-type="float"/>
          <table:table-cell table:formula="of:=MAX([.$B26];[.$V26];[.$AP26])" office:value-type="float"/>
          <table:table-cell table:formula="of:=MAX([.$C26];[.$W26];[.$AQ26])" office:value-type="float"/>
          <table:table-cell table:formula="of:=MAX([.$D26];[.$X26];[.$AR26])" office:value-type="float"/>
          <table:table-cell table:formula="of:=MAX([.$E26];[.$Y26];[.$AS26])" office:value-type="float"/>
          <table:table-cell table:formula="of:=MAX([.$F26];[.$Z26];[.$AT26])" office:value-type="float"/>
          <table:table-cell table:formula="of:=MAX([.$G26];[.$AA26];[.$AU26])" office:value-type="float"/>
          <table:table-cell table:formula="of:=MAX([.$H26];[.$AB26];[.$AV26])" office:value-type="float"/>
          <table:table-cell table:formula="of:=MAX([.$I26];[.$AC26];[.$AW26])" office:value-type="float"/>
          <table:table-cell table:formula="of:=MAX([.$J26];[.$AD26];[.$AX26])" office:value-type="float"/>
          <table:table-cell table:formula="of:=MAX([.$K26];[.$AE26];[.$AY26])" office:value-type="float"/>
          <table:table-cell table:formula="of:=MAX([.$L26];[.$AF26];[.$AZ26])" office:value-type="float"/>
          <table:table-cell table:formula="of:=MAX([.$M26];[.$AG26];[.$BA26])" office:value-type="float"/>
          <table:table-cell table:formula="of:=MAX([.$N26];[.$AH26];[.$BB26])" office:value-type="float"/>
          <table:table-cell table:formula="of:=MAX([.$O26];[.$AI26];[.$BC26])" office:value-type="float"/>
          <table:table-cell table:formula="of:=MAX([.$P26];[.$AJ26];[.$BD26])" office:value-type="float"/>
          <table:table-cell table:formula="of:=MAX([.$Q26];[.$AK26];[.$BE26])" office:value-type="float"/>
          <table:table-cell table:formula="of:=MAX([.$R26];[.$AL26];[.$BF26])" office:value-type="float"/>
          <table:table-cell table:formula="of:=MAX([.$S26];[.$AM26];[.$BG26])" office:value-type="float"/>
          <table:table-cell table:formula="of:=MAX([.$T26];[.$AN26];[.$BH26])" office:value-type="float"/>
          <table:table-cell table:formula="of:=MAX([.$U26];[.$AO26];[.$BI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12112"/>
          <table:table-cell office:value-type="float" office:value="0.776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44.0"/>
          <table:table-cell office:value-type="float" office:value="3669.0"/>
          <table:table-cell office:value-type="float" office:value="65076.0"/>
          <table:table-cell office:value-type="float" office:value="225523.0"/>
          <table:table-cell office:value-type="float" office:value="1353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1.05518"/>
          <table:table-cell office:value-type="float" office:value="0.63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673.0"/>
          <table:table-cell office:value-type="float" office:value="65076.0"/>
          <table:table-cell office:value-type="float" office:value="225523.0"/>
          <table:table-cell office:value-type="float" office:value="1233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263.0"/>
          <table:table-cell office:value-type="float" office:value="157474.0"/>
          <table:table-cell office:value-type="float" office:value="111381.0"/>
          <table:table-cell office:value-type="float" office:value="102084.0"/>
          <table:table-cell office:value-type="float" office:value="127767.0"/>
          <table:table-cell office:value-type="float" office:value="244.0"/>
          <table:table-cell office:value-type="float" office:value="0.725572"/>
          <table:table-cell office:value-type="float" office:value="0.45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21.0"/>
          <table:table-cell office:value-type="float" office:value="42860.0"/>
          <table:table-cell office:value-type="float" office:value="152647.0"/>
          <table:table-cell office:value-type="float" office:value="116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562.0"/>
          <table:table-cell office:value-type="float" office:value="107013.0"/>
          <table:table-cell office:value-type="float" office:value="68976.0"/>
          <table:table-cell office:value-type="float" office:value="68712.0"/>
          <table:table-cell office:value-type="float" office:value="48703.0"/>
          <table:table-cell office:value-type="float" office:value="624.0"/>
          <table:table-cell table:formula="of:=MIN([.$B27];[.$V27];[.$AP27])" office:value-type="float"/>
          <table:table-cell table:formula="of:=MIN([.$C27];[.$W27];[.$AQ27])" office:value-type="float"/>
          <table:table-cell table:formula="of:=MIN([.$D27];[.$X27];[.$AR27])" office:value-type="float"/>
          <table:table-cell table:formula="of:=MIN([.$E27];[.$Y27];[.$AS27])" office:value-type="float"/>
          <table:table-cell table:formula="of:=MIN([.$F27];[.$Z27];[.$AT27])" office:value-type="float"/>
          <table:table-cell table:formula="of:=MIN([.$G27];[.$AA27];[.$AU27])" office:value-type="float"/>
          <table:table-cell table:formula="of:=MIN([.$H27];[.$AB27];[.$AV27])" office:value-type="float"/>
          <table:table-cell table:formula="of:=MIN([.$I27];[.$AC27];[.$AW27])" office:value-type="float"/>
          <table:table-cell table:formula="of:=MIN([.$J27];[.$AD27];[.$AX27])" office:value-type="float"/>
          <table:table-cell table:formula="of:=MIN([.$K27];[.$AE27];[.$AY27])" office:value-type="float"/>
          <table:table-cell table:formula="of:=MIN([.$L27];[.$AF27];[.$AZ27])" office:value-type="float"/>
          <table:table-cell table:formula="of:=MIN([.$M27];[.$AG27];[.$BA27])" office:value-type="float"/>
          <table:table-cell table:formula="of:=MIN([.$N27];[.$AH27];[.$BB27])" office:value-type="float"/>
          <table:table-cell table:formula="of:=MIN([.$O27];[.$AI27];[.$BC27])" office:value-type="float"/>
          <table:table-cell table:formula="of:=MIN([.$P27];[.$AJ27];[.$BD27])" office:value-type="float"/>
          <table:table-cell table:formula="of:=MIN([.$Q27];[.$AK27];[.$BE27])" office:value-type="float"/>
          <table:table-cell table:formula="of:=MIN([.$R27];[.$AL27];[.$BF27])" office:value-type="float"/>
          <table:table-cell table:formula="of:=MIN([.$S27];[.$AM27];[.$BG27])" office:value-type="float"/>
          <table:table-cell table:formula="of:=MIN([.$T27];[.$AN27];[.$BH27])" office:value-type="float"/>
          <table:table-cell table:formula="of:=MIN([.$U27];[.$AO27];[.$BI27])" office:value-type="float"/>
          <table:table-cell table:formula="of:=MEDIAN([.$B27];[.$V27];[.$AP27])" office:value-type="float"/>
          <table:table-cell table:formula="of:=MEDIAN([.$C27];[.$W27];[.$AQ27])" office:value-type="float"/>
          <table:table-cell table:formula="of:=MEDIAN([.$D27];[.$X27];[.$AR27])" office:value-type="float"/>
          <table:table-cell table:formula="of:=MEDIAN([.$E27];[.$Y27];[.$AS27])" office:value-type="float"/>
          <table:table-cell table:formula="of:=MEDIAN([.$F27];[.$Z27];[.$AT27])" office:value-type="float"/>
          <table:table-cell table:formula="of:=MEDIAN([.$G27];[.$AA27];[.$AU27])" office:value-type="float"/>
          <table:table-cell table:formula="of:=MEDIAN([.$H27];[.$AB27];[.$AV27])" office:value-type="float"/>
          <table:table-cell table:formula="of:=MEDIAN([.$I27];[.$AC27];[.$AW27])" office:value-type="float"/>
          <table:table-cell table:formula="of:=MEDIAN([.$J27];[.$AD27];[.$AX27])" office:value-type="float"/>
          <table:table-cell table:formula="of:=MEDIAN([.$K27];[.$AE27];[.$AY27])" office:value-type="float"/>
          <table:table-cell table:formula="of:=MEDIAN([.$L27];[.$AF27];[.$AZ27])" office:value-type="float"/>
          <table:table-cell table:formula="of:=MEDIAN([.$M27];[.$AG27];[.$BA27])" office:value-type="float"/>
          <table:table-cell table:formula="of:=MEDIAN([.$N27];[.$AH27];[.$BB27])" office:value-type="float"/>
          <table:table-cell table:formula="of:=MEDIAN([.$O27];[.$AI27];[.$BC27])" office:value-type="float"/>
          <table:table-cell table:formula="of:=MEDIAN([.$P27];[.$AJ27];[.$BD27])" office:value-type="float"/>
          <table:table-cell table:formula="of:=MEDIAN([.$Q27];[.$AK27];[.$BE27])" office:value-type="float"/>
          <table:table-cell table:formula="of:=MEDIAN([.$R27];[.$AL27];[.$BF27])" office:value-type="float"/>
          <table:table-cell table:formula="of:=MEDIAN([.$S27];[.$AM27];[.$BG27])" office:value-type="float"/>
          <table:table-cell table:formula="of:=MEDIAN([.$T27];[.$AN27];[.$BH27])" office:value-type="float"/>
          <table:table-cell table:formula="of:=MEDIAN([.$U27];[.$AO27];[.$BI27])" office:value-type="float"/>
          <table:table-cell table:formula="of:=MAX([.$B27];[.$V27];[.$AP27])" office:value-type="float"/>
          <table:table-cell table:formula="of:=MAX([.$C27];[.$W27];[.$AQ27])" office:value-type="float"/>
          <table:table-cell table:formula="of:=MAX([.$D27];[.$X27];[.$AR27])" office:value-type="float"/>
          <table:table-cell table:formula="of:=MAX([.$E27];[.$Y27];[.$AS27])" office:value-type="float"/>
          <table:table-cell table:formula="of:=MAX([.$F27];[.$Z27];[.$AT27])" office:value-type="float"/>
          <table:table-cell table:formula="of:=MAX([.$G27];[.$AA27];[.$AU27])" office:value-type="float"/>
          <table:table-cell table:formula="of:=MAX([.$H27];[.$AB27];[.$AV27])" office:value-type="float"/>
          <table:table-cell table:formula="of:=MAX([.$I27];[.$AC27];[.$AW27])" office:value-type="float"/>
          <table:table-cell table:formula="of:=MAX([.$J27];[.$AD27];[.$AX27])" office:value-type="float"/>
          <table:table-cell table:formula="of:=MAX([.$K27];[.$AE27];[.$AY27])" office:value-type="float"/>
          <table:table-cell table:formula="of:=MAX([.$L27];[.$AF27];[.$AZ27])" office:value-type="float"/>
          <table:table-cell table:formula="of:=MAX([.$M27];[.$AG27];[.$BA27])" office:value-type="float"/>
          <table:table-cell table:formula="of:=MAX([.$N27];[.$AH27];[.$BB27])" office:value-type="float"/>
          <table:table-cell table:formula="of:=MAX([.$O27];[.$AI27];[.$BC27])" office:value-type="float"/>
          <table:table-cell table:formula="of:=MAX([.$P27];[.$AJ27];[.$BD27])" office:value-type="float"/>
          <table:table-cell table:formula="of:=MAX([.$Q27];[.$AK27];[.$BE27])" office:value-type="float"/>
          <table:table-cell table:formula="of:=MAX([.$R27];[.$AL27];[.$BF27])" office:value-type="float"/>
          <table:table-cell table:formula="of:=MAX([.$S27];[.$AM27];[.$BG27])" office:value-type="float"/>
          <table:table-cell table:formula="of:=MAX([.$T27];[.$AN27];[.$BH27])" office:value-type="float"/>
          <table:table-cell table:formula="of:=MAX([.$U27];[.$AO27];[.$BI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J3:.$BJ27])^2)^0.5" office:value-type="float"/>
          <table:table-cell table:number-matrix-columns-spanned="1" table:number-matrix-rows-spanned="1" table:formula="of:=SUM(([.C3:.C27]-[.$BK3:.$BK27])^2)^0.5" office:value-type="float"/>
          <table:table-cell table:number-matrix-columns-spanned="1" table:number-matrix-rows-spanned="1" table:formula="of:=SUM(([.D3:.D27]-[.$BL3:.$BL27])^2)^0.5" office:value-type="float"/>
          <table:table-cell table:number-matrix-columns-spanned="1" table:number-matrix-rows-spanned="1" table:formula="of:=SUM(([.E3:.E27]-[.$BM3:.$BM27])^2)^0.5" office:value-type="float"/>
          <table:table-cell table:number-matrix-columns-spanned="1" table:number-matrix-rows-spanned="1" table:formula="of:=SUM(([.F3:.F27]-[.$BN3:.$BN27])^2)^0.5" office:value-type="float"/>
          <table:table-cell table:number-matrix-columns-spanned="1" table:number-matrix-rows-spanned="1" table:formula="of:=SUM(([.G3:.G27]-[.$BO3:.$BO27])^2)^0.5" office:value-type="float"/>
          <table:table-cell table:number-matrix-columns-spanned="1" table:number-matrix-rows-spanned="1" table:formula="of:=SUM(([.H3:.H27]-[.$BP3:.$BP27])^2)^0.5" office:value-type="float"/>
          <table:table-cell table:number-matrix-columns-spanned="1" table:number-matrix-rows-spanned="1" table:formula="of:=SUM(([.I3:.I27]-[.$BQ3:.$BQ27])^2)^0.5" office:value-type="float"/>
          <table:table-cell table:number-matrix-columns-spanned="1" table:number-matrix-rows-spanned="1" table:formula="of:=SUM(([.J3:.J27]-[.$BR3:.$BR27])^2)^0.5" office:value-type="float"/>
          <table:table-cell table:number-matrix-columns-spanned="1" table:number-matrix-rows-spanned="1" table:formula="of:=SUM(([.K3:.K27]-[.$BS3:.$BS27])^2)^0.5" office:value-type="float"/>
          <table:table-cell table:number-matrix-columns-spanned="1" table:number-matrix-rows-spanned="1" table:formula="of:=SUM(([.L3:.L27]-[.$BT3:.$BT27])^2)^0.5" office:value-type="float"/>
          <table:table-cell table:number-matrix-columns-spanned="1" table:number-matrix-rows-spanned="1" table:formula="of:=SUM(([.M3:.M27]-[.$BU3:.$BU27])^2)^0.5" office:value-type="float"/>
          <table:table-cell table:number-matrix-columns-spanned="1" table:number-matrix-rows-spanned="1" table:formula="of:=SUM(([.N3:.N27]-[.$BV3:.$BV27])^2)^0.5" office:value-type="float"/>
          <table:table-cell table:number-matrix-columns-spanned="1" table:number-matrix-rows-spanned="1" table:formula="of:=SUM(([.O3:.O27]-[.$BW3:.$BW27])^2)^0.5" office:value-type="float"/>
          <table:table-cell table:number-matrix-columns-spanned="1" table:number-matrix-rows-spanned="1" table:formula="of:=SUM(([.P3:.P27]-[.$BX3:.$BX27])^2)^0.5" office:value-type="float"/>
          <table:table-cell table:number-matrix-columns-spanned="1" table:number-matrix-rows-spanned="1" table:formula="of:=SUM(([.Q3:.Q27]-[.$BY3:.$BY27])^2)^0.5" office:value-type="float"/>
          <table:table-cell table:number-matrix-columns-spanned="1" table:number-matrix-rows-spanned="1" table:formula="of:=SUM(([.R3:.R27]-[.$BZ3:.$BZ27])^2)^0.5" office:value-type="float"/>
          <table:table-cell table:number-matrix-columns-spanned="1" table:number-matrix-rows-spanned="1" table:formula="of:=SUM(([.S3:.S27]-[.$CA3:.$CA27])^2)^0.5" office:value-type="float"/>
          <table:table-cell table:number-matrix-columns-spanned="1" table:number-matrix-rows-spanned="1" table:formula="of:=SUM(([.T3:.T27]-[.$CB3:.$CB27])^2)^0.5" office:value-type="float"/>
          <table:table-cell table:number-matrix-columns-spanned="1" table:number-matrix-rows-spanned="1" table:formula="of:=SUM(([.U3:.U27]-[.$CC3:.$CC27])^2)^0.5" office:value-type="float"/>
          <table:table-cell table:number-matrix-columns-spanned="1" table:number-matrix-rows-spanned="1" table:formula="of:=SUM(([.V3:.V27]-[.$BJ3:.$BJ27])^2)^0.5" office:value-type="float"/>
          <table:table-cell table:number-matrix-columns-spanned="1" table:number-matrix-rows-spanned="1" table:formula="of:=SUM(([.W3:.W27]-[.$BK3:.$BK27])^2)^0.5" office:value-type="float"/>
          <table:table-cell table:number-matrix-columns-spanned="1" table:number-matrix-rows-spanned="1" table:formula="of:=SUM(([.X3:.X27]-[.$BL3:.$BL27])^2)^0.5" office:value-type="float"/>
          <table:table-cell table:number-matrix-columns-spanned="1" table:number-matrix-rows-spanned="1" table:formula="of:=SUM(([.Y3:.Y27]-[.$BM3:.$BM27])^2)^0.5" office:value-type="float"/>
          <table:table-cell table:number-matrix-columns-spanned="1" table:number-matrix-rows-spanned="1" table:formula="of:=SUM(([.Z3:.Z27]-[.$BN3:.$BN27])^2)^0.5" office:value-type="float"/>
          <table:table-cell table:number-matrix-columns-spanned="1" table:number-matrix-rows-spanned="1" table:formula="of:=SUM(([.AA3:.AA27]-[.$BO3:.$BO27])^2)^0.5" office:value-type="float"/>
          <table:table-cell table:number-matrix-columns-spanned="1" table:number-matrix-rows-spanned="1" table:formula="of:=SUM(([.AB3:.AB27]-[.$BP3:.$BP27])^2)^0.5" office:value-type="float"/>
          <table:table-cell table:number-matrix-columns-spanned="1" table:number-matrix-rows-spanned="1" table:formula="of:=SUM(([.AC3:.AC27]-[.$BQ3:.$BQ27])^2)^0.5" office:value-type="float"/>
          <table:table-cell table:number-matrix-columns-spanned="1" table:number-matrix-rows-spanned="1" table:formula="of:=SUM(([.AD3:.AD27]-[.$BR3:.$BR27])^2)^0.5" office:value-type="float"/>
          <table:table-cell table:number-matrix-columns-spanned="1" table:number-matrix-rows-spanned="1" table:formula="of:=SUM(([.AE3:.AE27]-[.$BS3:.$BS27])^2)^0.5" office:value-type="float"/>
          <table:table-cell table:number-matrix-columns-spanned="1" table:number-matrix-rows-spanned="1" table:formula="of:=SUM(([.AF3:.AF27]-[.$BT3:.$BT27])^2)^0.5" office:value-type="float"/>
          <table:table-cell table:number-matrix-columns-spanned="1" table:number-matrix-rows-spanned="1" table:formula="of:=SUM(([.AG3:.AG27]-[.$BU3:.$BU27])^2)^0.5" office:value-type="float"/>
          <table:table-cell table:number-matrix-columns-spanned="1" table:number-matrix-rows-spanned="1" table:formula="of:=SUM(([.AH3:.AH27]-[.$BV3:.$BV27])^2)^0.5" office:value-type="float"/>
          <table:table-cell table:number-matrix-columns-spanned="1" table:number-matrix-rows-spanned="1" table:formula="of:=SUM(([.AI3:.AI27]-[.$BW3:.$BW27])^2)^0.5" office:value-type="float"/>
          <table:table-cell table:number-matrix-columns-spanned="1" table:number-matrix-rows-spanned="1" table:formula="of:=SUM(([.AJ3:.AJ27]-[.$BX3:.$BX27])^2)^0.5" office:value-type="float"/>
          <table:table-cell table:number-matrix-columns-spanned="1" table:number-matrix-rows-spanned="1" table:formula="of:=SUM(([.AK3:.AK27]-[.$BY3:.$BY27])^2)^0.5" office:value-type="float"/>
          <table:table-cell table:number-matrix-columns-spanned="1" table:number-matrix-rows-spanned="1" table:formula="of:=SUM(([.AL3:.AL27]-[.$BZ3:.$BZ27])^2)^0.5" office:value-type="float"/>
          <table:table-cell table:number-matrix-columns-spanned="1" table:number-matrix-rows-spanned="1" table:formula="of:=SUM(([.AM3:.AM27]-[.$CA3:.$CA27])^2)^0.5" office:value-type="float"/>
          <table:table-cell table:number-matrix-columns-spanned="1" table:number-matrix-rows-spanned="1" table:formula="of:=SUM(([.AN3:.AN27]-[.$CB3:.$CB27])^2)^0.5" office:value-type="float"/>
          <table:table-cell table:number-matrix-columns-spanned="1" table:number-matrix-rows-spanned="1" table:formula="of:=SUM(([.AO3:.AO27]-[.$CC3:.$CC27])^2)^0.5" office:value-type="float"/>
          <table:table-cell table:number-matrix-columns-spanned="1" table:number-matrix-rows-spanned="1" table:formula="of:=SUM(([.AP3:.AP27]-[.$BJ3:.$BJ27])^2)^0.5" office:value-type="float"/>
          <table:table-cell table:number-matrix-columns-spanned="1" table:number-matrix-rows-spanned="1" table:formula="of:=SUM(([.AQ3:.AQ27]-[.$BK3:.$BK27])^2)^0.5" office:value-type="float"/>
          <table:table-cell table:number-matrix-columns-spanned="1" table:number-matrix-rows-spanned="1" table:formula="of:=SUM(([.AR3:.AR27]-[.$BL3:.$BL27])^2)^0.5" office:value-type="float"/>
          <table:table-cell table:number-matrix-columns-spanned="1" table:number-matrix-rows-spanned="1" table:formula="of:=SUM(([.AS3:.AS27]-[.$BM3:.$BM27])^2)^0.5" office:value-type="float"/>
          <table:table-cell table:number-matrix-columns-spanned="1" table:number-matrix-rows-spanned="1" table:formula="of:=SUM(([.AT3:.AT27]-[.$BN3:.$BN27])^2)^0.5" office:value-type="float"/>
          <table:table-cell table:number-matrix-columns-spanned="1" table:number-matrix-rows-spanned="1" table:formula="of:=SUM(([.AU3:.AU27]-[.$BO3:.$BO27])^2)^0.5" office:value-type="float"/>
          <table:table-cell table:number-matrix-columns-spanned="1" table:number-matrix-rows-spanned="1" table:formula="of:=SUM(([.AV3:.AV27]-[.$BP3:.$BP27])^2)^0.5" office:value-type="float"/>
          <table:table-cell table:number-matrix-columns-spanned="1" table:number-matrix-rows-spanned="1" table:formula="of:=SUM(([.AW3:.AW27]-[.$BQ3:.$BQ27])^2)^0.5" office:value-type="float"/>
          <table:table-cell table:number-matrix-columns-spanned="1" table:number-matrix-rows-spanned="1" table:formula="of:=SUM(([.AX3:.AX27]-[.$BR3:.$BR27])^2)^0.5" office:value-type="float"/>
          <table:table-cell table:number-matrix-columns-spanned="1" table:number-matrix-rows-spanned="1" table:formula="of:=SUM(([.AY3:.AY27]-[.$BS3:.$BS27])^2)^0.5" office:value-type="float"/>
          <table:table-cell table:number-matrix-columns-spanned="1" table:number-matrix-rows-spanned="1" table:formula="of:=SUM(([.AZ3:.AZ27]-[.$BT3:.$BT27])^2)^0.5" office:value-type="float"/>
          <table:table-cell table:number-matrix-columns-spanned="1" table:number-matrix-rows-spanned="1" table:formula="of:=SUM(([.BA3:.BA27]-[.$BU3:.$BU27])^2)^0.5" office:value-type="float"/>
          <table:table-cell table:number-matrix-columns-spanned="1" table:number-matrix-rows-spanned="1" table:formula="of:=SUM(([.BB3:.BB27]-[.$BV3:.$BV27])^2)^0.5" office:value-type="float"/>
          <table:table-cell table:number-matrix-columns-spanned="1" table:number-matrix-rows-spanned="1" table:formula="of:=SUM(([.BC3:.BC27]-[.$BW3:.$BW27])^2)^0.5" office:value-type="float"/>
          <table:table-cell table:number-matrix-columns-spanned="1" table:number-matrix-rows-spanned="1" table:formula="of:=SUM(([.BD3:.BD27]-[.$BX3:.$BX27])^2)^0.5" office:value-type="float"/>
          <table:table-cell table:number-matrix-columns-spanned="1" table:number-matrix-rows-spanned="1" table:formula="of:=SUM(([.BE3:.BE27]-[.$BY3:.$BY27])^2)^0.5" office:value-type="float"/>
          <table:table-cell table:number-matrix-columns-spanned="1" table:number-matrix-rows-spanned="1" table:formula="of:=SUM(([.BF3:.BF27]-[.$BZ3:.$BZ27])^2)^0.5" office:value-type="float"/>
          <table:table-cell table:number-matrix-columns-spanned="1" table:number-matrix-rows-spanned="1" table:formula="of:=SUM(([.BG3:.BG27]-[.$CA3:.$CA27])^2)^0.5" office:value-type="float"/>
          <table:table-cell table:number-matrix-columns-spanned="1" table:number-matrix-rows-spanned="1" table:formula="of:=SUM(([.BH3:.BH27]-[.$CB3:.$CB27])^2)^0.5" office:value-type="float"/>
          <table:table-cell table:number-matrix-columns-spanned="1" table:number-matrix-rows-spanned="1" table:formula="of:=SUM(([.BI3:.BI27]-[.$CC3:.$C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  <table:table-cell table:number-matrix-columns-spanned="1" table:number-matrix-rows-spanned="1" table:formula="of:=SUM([.V3:.V27]=[.$BJ3:.$BJ27])" office:value-type="float"/>
          <table:table-cell table:number-matrix-columns-spanned="1" table:number-matrix-rows-spanned="1" table:formula="of:=SUM([.W3:.W27]=[.$BK3:.$BK27])" office:value-type="float"/>
          <table:table-cell table:number-matrix-columns-spanned="1" table:number-matrix-rows-spanned="1" table:formula="of:=SUM([.X3:.X27]=[.$BL3:.$BL27])" office:value-type="float"/>
          <table:table-cell table:number-matrix-columns-spanned="1" table:number-matrix-rows-spanned="1" table:formula="of:=SUM([.Y3:.Y27]=[.$BM3:.$BM27])" office:value-type="float"/>
          <table:table-cell table:number-matrix-columns-spanned="1" table:number-matrix-rows-spanned="1" table:formula="of:=SUM([.Z3:.Z27]=[.$BN3:.$BN27])" office:value-type="float"/>
          <table:table-cell table:number-matrix-columns-spanned="1" table:number-matrix-rows-spanned="1" table:formula="of:=SUM([.AA3:.AA27]=[.$BO3:.$BO27])" office:value-type="float"/>
          <table:table-cell table:number-matrix-columns-spanned="1" table:number-matrix-rows-spanned="1" table:formula="of:=SUM([.AB3:.AB27]=[.$BP3:.$BP27])" office:value-type="float"/>
          <table:table-cell table:number-matrix-columns-spanned="1" table:number-matrix-rows-spanned="1" table:formula="of:=SUM([.AC3:.AC27]=[.$BQ3:.$BQ27])" office:value-type="float"/>
          <table:table-cell table:number-matrix-columns-spanned="1" table:number-matrix-rows-spanned="1" table:formula="of:=SUM([.AD3:.AD27]=[.$BR3:.$BR27])" office:value-type="float"/>
          <table:table-cell table:number-matrix-columns-spanned="1" table:number-matrix-rows-spanned="1" table:formula="of:=SUM([.AE3:.AE27]=[.$BS3:.$BS27])" office:value-type="float"/>
          <table:table-cell table:number-matrix-columns-spanned="1" table:number-matrix-rows-spanned="1" table:formula="of:=SUM([.AF3:.AF27]=[.$BT3:.$BT27])" office:value-type="float"/>
          <table:table-cell table:number-matrix-columns-spanned="1" table:number-matrix-rows-spanned="1" table:formula="of:=SUM([.AG3:.AG27]=[.$BU3:.$BU27])" office:value-type="float"/>
          <table:table-cell table:number-matrix-columns-spanned="1" table:number-matrix-rows-spanned="1" table:formula="of:=SUM([.AH3:.AH27]=[.$BV3:.$BV27])" office:value-type="float"/>
          <table:table-cell table:number-matrix-columns-spanned="1" table:number-matrix-rows-spanned="1" table:formula="of:=SUM([.AI3:.AI27]=[.$BW3:.$BW27])" office:value-type="float"/>
          <table:table-cell table:number-matrix-columns-spanned="1" table:number-matrix-rows-spanned="1" table:formula="of:=SUM([.AJ3:.AJ27]=[.$BX3:.$BX27])" office:value-type="float"/>
          <table:table-cell table:number-matrix-columns-spanned="1" table:number-matrix-rows-spanned="1" table:formula="of:=SUM([.AK3:.AK27]=[.$BY3:.$BY27])" office:value-type="float"/>
          <table:table-cell table:number-matrix-columns-spanned="1" table:number-matrix-rows-spanned="1" table:formula="of:=SUM([.AL3:.AL27]=[.$BZ3:.$BZ27])" office:value-type="float"/>
          <table:table-cell table:number-matrix-columns-spanned="1" table:number-matrix-rows-spanned="1" table:formula="of:=SUM([.AM3:.AM27]=[.$CA3:.$CA27])" office:value-type="float"/>
          <table:table-cell table:number-matrix-columns-spanned="1" table:number-matrix-rows-spanned="1" table:formula="of:=SUM([.AN3:.AN27]=[.$CB3:.$CB27])" office:value-type="float"/>
          <table:table-cell table:number-matrix-columns-spanned="1" table:number-matrix-rows-spanned="1" table:formula="of:=SUM([.AO3:.AO27]=[.$CC3:.$CC27])" office:value-type="float"/>
          <table:table-cell table:number-matrix-columns-spanned="1" table:number-matrix-rows-spanned="1" table:formula="of:=SUM([.AP3:.AP27]=[.$BJ3:.$BJ27])" office:value-type="float"/>
          <table:table-cell table:number-matrix-columns-spanned="1" table:number-matrix-rows-spanned="1" table:formula="of:=SUM([.AQ3:.AQ27]=[.$BK3:.$BK27])" office:value-type="float"/>
          <table:table-cell table:number-matrix-columns-spanned="1" table:number-matrix-rows-spanned="1" table:formula="of:=SUM([.AR3:.AR27]=[.$BL3:.$BL27])" office:value-type="float"/>
          <table:table-cell table:number-matrix-columns-spanned="1" table:number-matrix-rows-spanned="1" table:formula="of:=SUM([.AS3:.AS27]=[.$BM3:.$BM27])" office:value-type="float"/>
          <table:table-cell table:number-matrix-columns-spanned="1" table:number-matrix-rows-spanned="1" table:formula="of:=SUM([.AT3:.AT27]=[.$BN3:.$BN27])" office:value-type="float"/>
          <table:table-cell table:number-matrix-columns-spanned="1" table:number-matrix-rows-spanned="1" table:formula="of:=SUM([.AU3:.AU27]=[.$BO3:.$BO27])" office:value-type="float"/>
          <table:table-cell table:number-matrix-columns-spanned="1" table:number-matrix-rows-spanned="1" table:formula="of:=SUM([.AV3:.AV27]=[.$BP3:.$BP27])" office:value-type="float"/>
          <table:table-cell table:number-matrix-columns-spanned="1" table:number-matrix-rows-spanned="1" table:formula="of:=SUM([.AW3:.AW27]=[.$BQ3:.$BQ27])" office:value-type="float"/>
          <table:table-cell table:number-matrix-columns-spanned="1" table:number-matrix-rows-spanned="1" table:formula="of:=SUM([.AX3:.AX27]=[.$BR3:.$BR27])" office:value-type="float"/>
          <table:table-cell table:number-matrix-columns-spanned="1" table:number-matrix-rows-spanned="1" table:formula="of:=SUM([.AY3:.AY27]=[.$BS3:.$BS27])" office:value-type="float"/>
          <table:table-cell table:number-matrix-columns-spanned="1" table:number-matrix-rows-spanned="1" table:formula="of:=SUM([.AZ3:.AZ27]=[.$BT3:.$BT27])" office:value-type="float"/>
          <table:table-cell table:number-matrix-columns-spanned="1" table:number-matrix-rows-spanned="1" table:formula="of:=SUM([.BA3:.BA27]=[.$BU3:.$BU27])" office:value-type="float"/>
          <table:table-cell table:number-matrix-columns-spanned="1" table:number-matrix-rows-spanned="1" table:formula="of:=SUM([.BB3:.BB27]=[.$BV3:.$BV27])" office:value-type="float"/>
          <table:table-cell table:number-matrix-columns-spanned="1" table:number-matrix-rows-spanned="1" table:formula="of:=SUM([.BC3:.BC27]=[.$BW3:.$BW27])" office:value-type="float"/>
          <table:table-cell table:number-matrix-columns-spanned="1" table:number-matrix-rows-spanned="1" table:formula="of:=SUM([.BD3:.BD27]=[.$BX3:.$BX27])" office:value-type="float"/>
          <table:table-cell table:number-matrix-columns-spanned="1" table:number-matrix-rows-spanned="1" table:formula="of:=SUM([.BE3:.BE27]=[.$BY3:.$BY27])" office:value-type="float"/>
          <table:table-cell table:number-matrix-columns-spanned="1" table:number-matrix-rows-spanned="1" table:formula="of:=SUM([.BF3:.BF27]=[.$BZ3:.$BZ27])" office:value-type="float"/>
          <table:table-cell table:number-matrix-columns-spanned="1" table:number-matrix-rows-spanned="1" table:formula="of:=SUM([.BG3:.BG27]=[.$CA3:.$CA27])" office:value-type="float"/>
          <table:table-cell table:number-matrix-columns-spanned="1" table:number-matrix-rows-spanned="1" table:formula="of:=SUM([.BH3:.BH27]=[.$CB3:.$CB27])" office:value-type="float"/>
          <table:table-cell table:number-matrix-columns-spanned="1" table:number-matrix-rows-spanned="1" table:formula="of:=SUM([.BI3:.BI27]=[.$CC3:.$C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D3:.$CD27])" office:value-type="float"/>
          <table:table-cell table:number-matrix-columns-spanned="1" table:number-matrix-rows-spanned="1" table:formula="of:=SUM([.C3:.C27]&lt;[.$CE3:.$CE27])" office:value-type="float"/>
          <table:table-cell table:number-matrix-columns-spanned="1" table:number-matrix-rows-spanned="1" table:formula="of:=SUM([.D3:.D27]&lt;[.$CF3:.$CF27])" office:value-type="float"/>
          <table:table-cell table:number-matrix-columns-spanned="1" table:number-matrix-rows-spanned="1" table:formula="of:=SUM([.E3:.E27]&lt;[.$CG3:.$CG27])" office:value-type="float"/>
          <table:table-cell table:number-matrix-columns-spanned="1" table:number-matrix-rows-spanned="1" table:formula="of:=SUM([.F3:.F27]&lt;[.$CH3:.$CH27])" office:value-type="float"/>
          <table:table-cell table:number-matrix-columns-spanned="1" table:number-matrix-rows-spanned="1" table:formula="of:=SUM([.G3:.G27]&lt;[.$CI3:.$CI27])" office:value-type="float"/>
          <table:table-cell table:number-matrix-columns-spanned="1" table:number-matrix-rows-spanned="1" table:formula="of:=SUM([.H3:.H27]&lt;[.$CJ3:.$CJ27])" office:value-type="float"/>
          <table:table-cell table:number-matrix-columns-spanned="1" table:number-matrix-rows-spanned="1" table:formula="of:=SUM([.I3:.I27]&lt;[.$CK3:.$CK27])" office:value-type="float"/>
          <table:table-cell table:number-matrix-columns-spanned="1" table:number-matrix-rows-spanned="1" table:formula="of:=SUM([.J3:.J27]&lt;[.$CL3:.$CL27])" office:value-type="float"/>
          <table:table-cell table:number-matrix-columns-spanned="1" table:number-matrix-rows-spanned="1" table:formula="of:=SUM([.K3:.K27]&lt;[.$CM3:.$CM27])" office:value-type="float"/>
          <table:table-cell table:number-matrix-columns-spanned="1" table:number-matrix-rows-spanned="1" table:formula="of:=SUM([.L3:.L27]&lt;[.$CN3:.$CN27])" office:value-type="float"/>
          <table:table-cell table:number-matrix-columns-spanned="1" table:number-matrix-rows-spanned="1" table:formula="of:=SUM([.M3:.M27]&lt;[.$CO3:.$CO27])" office:value-type="float"/>
          <table:table-cell table:number-matrix-columns-spanned="1" table:number-matrix-rows-spanned="1" table:formula="of:=SUM([.N3:.N27]&lt;[.$CP3:.$CP27])" office:value-type="float"/>
          <table:table-cell table:number-matrix-columns-spanned="1" table:number-matrix-rows-spanned="1" table:formula="of:=SUM([.O3:.O27]&lt;[.$CQ3:.$CQ27])" office:value-type="float"/>
          <table:table-cell table:number-matrix-columns-spanned="1" table:number-matrix-rows-spanned="1" table:formula="of:=SUM([.P3:.P27]&lt;[.$CR3:.$CR27])" office:value-type="float"/>
          <table:table-cell table:number-matrix-columns-spanned="1" table:number-matrix-rows-spanned="1" table:formula="of:=SUM([.Q3:.Q27]&lt;[.$CS3:.$CS27])" office:value-type="float"/>
          <table:table-cell table:number-matrix-columns-spanned="1" table:number-matrix-rows-spanned="1" table:formula="of:=SUM([.R3:.R27]&lt;[.$CT3:.$CT27])" office:value-type="float"/>
          <table:table-cell table:number-matrix-columns-spanned="1" table:number-matrix-rows-spanned="1" table:formula="of:=SUM([.S3:.S27]&lt;[.$CU3:.$CU27])" office:value-type="float"/>
          <table:table-cell table:number-matrix-columns-spanned="1" table:number-matrix-rows-spanned="1" table:formula="of:=SUM([.T3:.T27]&lt;[.$CV3:.$CV27])" office:value-type="float"/>
          <table:table-cell table:number-matrix-columns-spanned="1" table:number-matrix-rows-spanned="1" table:formula="of:=SUM([.U3:.U27]&lt;[.$CW3:.$CW27])" office:value-type="float"/>
          <table:table-cell table:number-matrix-columns-spanned="1" table:number-matrix-rows-spanned="1" table:formula="of:=SUM([.V3:.V27]&lt;[.$CD3:.$CD27])" office:value-type="float"/>
          <table:table-cell table:number-matrix-columns-spanned="1" table:number-matrix-rows-spanned="1" table:formula="of:=SUM([.W3:.W27]&lt;[.$CE3:.$CE27])" office:value-type="float"/>
          <table:table-cell table:number-matrix-columns-spanned="1" table:number-matrix-rows-spanned="1" table:formula="of:=SUM([.X3:.X27]&lt;[.$CF3:.$CF27])" office:value-type="float"/>
          <table:table-cell table:number-matrix-columns-spanned="1" table:number-matrix-rows-spanned="1" table:formula="of:=SUM([.Y3:.Y27]&lt;[.$CG3:.$CG27])" office:value-type="float"/>
          <table:table-cell table:number-matrix-columns-spanned="1" table:number-matrix-rows-spanned="1" table:formula="of:=SUM([.Z3:.Z27]&lt;[.$CH3:.$CH27])" office:value-type="float"/>
          <table:table-cell table:number-matrix-columns-spanned="1" table:number-matrix-rows-spanned="1" table:formula="of:=SUM([.AA3:.AA27]&lt;[.$CI3:.$CI27])" office:value-type="float"/>
          <table:table-cell table:number-matrix-columns-spanned="1" table:number-matrix-rows-spanned="1" table:formula="of:=SUM([.AB3:.AB27]&lt;[.$CJ3:.$CJ27])" office:value-type="float"/>
          <table:table-cell table:number-matrix-columns-spanned="1" table:number-matrix-rows-spanned="1" table:formula="of:=SUM([.AC3:.AC27]&lt;[.$CK3:.$CK27])" office:value-type="float"/>
          <table:table-cell table:number-matrix-columns-spanned="1" table:number-matrix-rows-spanned="1" table:formula="of:=SUM([.AD3:.AD27]&lt;[.$CL3:.$CL27])" office:value-type="float"/>
          <table:table-cell table:number-matrix-columns-spanned="1" table:number-matrix-rows-spanned="1" table:formula="of:=SUM([.AE3:.AE27]&lt;[.$CM3:.$CM27])" office:value-type="float"/>
          <table:table-cell table:number-matrix-columns-spanned="1" table:number-matrix-rows-spanned="1" table:formula="of:=SUM([.AF3:.AF27]&lt;[.$CN3:.$CN27])" office:value-type="float"/>
          <table:table-cell table:number-matrix-columns-spanned="1" table:number-matrix-rows-spanned="1" table:formula="of:=SUM([.AG3:.AG27]&lt;[.$CO3:.$CO27])" office:value-type="float"/>
          <table:table-cell table:number-matrix-columns-spanned="1" table:number-matrix-rows-spanned="1" table:formula="of:=SUM([.AH3:.AH27]&lt;[.$CP3:.$CP27])" office:value-type="float"/>
          <table:table-cell table:number-matrix-columns-spanned="1" table:number-matrix-rows-spanned="1" table:formula="of:=SUM([.AI3:.AI27]&lt;[.$CQ3:.$CQ27])" office:value-type="float"/>
          <table:table-cell table:number-matrix-columns-spanned="1" table:number-matrix-rows-spanned="1" table:formula="of:=SUM([.AJ3:.AJ27]&lt;[.$CR3:.$CR27])" office:value-type="float"/>
          <table:table-cell table:number-matrix-columns-spanned="1" table:number-matrix-rows-spanned="1" table:formula="of:=SUM([.AK3:.AK27]&lt;[.$CS3:.$CS27])" office:value-type="float"/>
          <table:table-cell table:number-matrix-columns-spanned="1" table:number-matrix-rows-spanned="1" table:formula="of:=SUM([.AL3:.AL27]&lt;[.$CT3:.$CT27])" office:value-type="float"/>
          <table:table-cell table:number-matrix-columns-spanned="1" table:number-matrix-rows-spanned="1" table:formula="of:=SUM([.AM3:.AM27]&lt;[.$CU3:.$CU27])" office:value-type="float"/>
          <table:table-cell table:number-matrix-columns-spanned="1" table:number-matrix-rows-spanned="1" table:formula="of:=SUM([.AN3:.AN27]&lt;[.$CV3:.$CV27])" office:value-type="float"/>
          <table:table-cell table:number-matrix-columns-spanned="1" table:number-matrix-rows-spanned="1" table:formula="of:=SUM([.AO3:.AO27]&lt;[.$CW3:.$CW27])" office:value-type="float"/>
          <table:table-cell table:number-matrix-columns-spanned="1" table:number-matrix-rows-spanned="1" table:formula="of:=SUM([.AP3:.AP27]&lt;[.$CD3:.$CD27])" office:value-type="float"/>
          <table:table-cell table:number-matrix-columns-spanned="1" table:number-matrix-rows-spanned="1" table:formula="of:=SUM([.AQ3:.AQ27]&lt;[.$CE3:.$CE27])" office:value-type="float"/>
          <table:table-cell table:number-matrix-columns-spanned="1" table:number-matrix-rows-spanned="1" table:formula="of:=SUM([.AR3:.AR27]&lt;[.$CF3:.$CF27])" office:value-type="float"/>
          <table:table-cell table:number-matrix-columns-spanned="1" table:number-matrix-rows-spanned="1" table:formula="of:=SUM([.AS3:.AS27]&lt;[.$CG3:.$CG27])" office:value-type="float"/>
          <table:table-cell table:number-matrix-columns-spanned="1" table:number-matrix-rows-spanned="1" table:formula="of:=SUM([.AT3:.AT27]&lt;[.$CH3:.$CH27])" office:value-type="float"/>
          <table:table-cell table:number-matrix-columns-spanned="1" table:number-matrix-rows-spanned="1" table:formula="of:=SUM([.AU3:.AU27]&lt;[.$CI3:.$CI27])" office:value-type="float"/>
          <table:table-cell table:number-matrix-columns-spanned="1" table:number-matrix-rows-spanned="1" table:formula="of:=SUM([.AV3:.AV27]&lt;[.$CJ3:.$CJ27])" office:value-type="float"/>
          <table:table-cell table:number-matrix-columns-spanned="1" table:number-matrix-rows-spanned="1" table:formula="of:=SUM([.AW3:.AW27]&lt;[.$CK3:.$CK27])" office:value-type="float"/>
          <table:table-cell table:number-matrix-columns-spanned="1" table:number-matrix-rows-spanned="1" table:formula="of:=SUM([.AX3:.AX27]&lt;[.$CL3:.$CL27])" office:value-type="float"/>
          <table:table-cell table:number-matrix-columns-spanned="1" table:number-matrix-rows-spanned="1" table:formula="of:=SUM([.AY3:.AY27]&lt;[.$CM3:.$CM27])" office:value-type="float"/>
          <table:table-cell table:number-matrix-columns-spanned="1" table:number-matrix-rows-spanned="1" table:formula="of:=SUM([.AZ3:.AZ27]&lt;[.$CN3:.$CN27])" office:value-type="float"/>
          <table:table-cell table:number-matrix-columns-spanned="1" table:number-matrix-rows-spanned="1" table:formula="of:=SUM([.BA3:.BA27]&lt;[.$CO3:.$CO27])" office:value-type="float"/>
          <table:table-cell table:number-matrix-columns-spanned="1" table:number-matrix-rows-spanned="1" table:formula="of:=SUM([.BB3:.BB27]&lt;[.$CP3:.$CP27])" office:value-type="float"/>
          <table:table-cell table:number-matrix-columns-spanned="1" table:number-matrix-rows-spanned="1" table:formula="of:=SUM([.BC3:.BC27]&lt;[.$CQ3:.$CQ27])" office:value-type="float"/>
          <table:table-cell table:number-matrix-columns-spanned="1" table:number-matrix-rows-spanned="1" table:formula="of:=SUM([.BD3:.BD27]&lt;[.$CR3:.$CR27])" office:value-type="float"/>
          <table:table-cell table:number-matrix-columns-spanned="1" table:number-matrix-rows-spanned="1" table:formula="of:=SUM([.BE3:.BE27]&lt;[.$CS3:.$CS27])" office:value-type="float"/>
          <table:table-cell table:number-matrix-columns-spanned="1" table:number-matrix-rows-spanned="1" table:formula="of:=SUM([.BF3:.BF27]&lt;[.$CT3:.$CT27])" office:value-type="float"/>
          <table:table-cell table:number-matrix-columns-spanned="1" table:number-matrix-rows-spanned="1" table:formula="of:=SUM([.BG3:.BG27]&lt;[.$CU3:.$CU27])" office:value-type="float"/>
          <table:table-cell table:number-matrix-columns-spanned="1" table:number-matrix-rows-spanned="1" table:formula="of:=SUM([.BH3:.BH27]&lt;[.$CV3:.$CV27])" office:value-type="float"/>
          <table:table-cell table:number-matrix-columns-spanned="1" table:number-matrix-rows-spanned="1" table:formula="of:=SUM([.BI3:.BI27]&lt;[.$CW3:.$CW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D3:.$CD27])" office:value-type="float"/>
          <table:table-cell table:number-matrix-columns-spanned="1" table:number-matrix-rows-spanned="1" table:formula="of:=SUM([.C3:.C27]&gt;[.$CE3:.$CE27])" office:value-type="float"/>
          <table:table-cell table:number-matrix-columns-spanned="1" table:number-matrix-rows-spanned="1" table:formula="of:=SUM([.D3:.D27]&gt;[.$CF3:.$CF27])" office:value-type="float"/>
          <table:table-cell table:number-matrix-columns-spanned="1" table:number-matrix-rows-spanned="1" table:formula="of:=SUM([.E3:.E27]&gt;[.$CG3:.$CG27])" office:value-type="float"/>
          <table:table-cell table:number-matrix-columns-spanned="1" table:number-matrix-rows-spanned="1" table:formula="of:=SUM([.F3:.F27]&gt;[.$CH3:.$CH27])" office:value-type="float"/>
          <table:table-cell table:number-matrix-columns-spanned="1" table:number-matrix-rows-spanned="1" table:formula="of:=SUM([.G3:.G27]&gt;[.$CI3:.$CI27])" office:value-type="float"/>
          <table:table-cell table:number-matrix-columns-spanned="1" table:number-matrix-rows-spanned="1" table:formula="of:=SUM([.H3:.H27]&gt;[.$CJ3:.$CJ27])" office:value-type="float"/>
          <table:table-cell table:number-matrix-columns-spanned="1" table:number-matrix-rows-spanned="1" table:formula="of:=SUM([.I3:.I27]&gt;[.$CK3:.$CK27])" office:value-type="float"/>
          <table:table-cell table:number-matrix-columns-spanned="1" table:number-matrix-rows-spanned="1" table:formula="of:=SUM([.J3:.J27]&gt;[.$CL3:.$CL27])" office:value-type="float"/>
          <table:table-cell table:number-matrix-columns-spanned="1" table:number-matrix-rows-spanned="1" table:formula="of:=SUM([.K3:.K27]&gt;[.$CM3:.$CM27])" office:value-type="float"/>
          <table:table-cell table:number-matrix-columns-spanned="1" table:number-matrix-rows-spanned="1" table:formula="of:=SUM([.L3:.L27]&gt;[.$CN3:.$CN27])" office:value-type="float"/>
          <table:table-cell table:number-matrix-columns-spanned="1" table:number-matrix-rows-spanned="1" table:formula="of:=SUM([.M3:.M27]&gt;[.$CO3:.$CO27])" office:value-type="float"/>
          <table:table-cell table:number-matrix-columns-spanned="1" table:number-matrix-rows-spanned="1" table:formula="of:=SUM([.N3:.N27]&gt;[.$CP3:.$CP27])" office:value-type="float"/>
          <table:table-cell table:number-matrix-columns-spanned="1" table:number-matrix-rows-spanned="1" table:formula="of:=SUM([.O3:.O27]&gt;[.$CQ3:.$CQ27])" office:value-type="float"/>
          <table:table-cell table:number-matrix-columns-spanned="1" table:number-matrix-rows-spanned="1" table:formula="of:=SUM([.P3:.P27]&gt;[.$CR3:.$CR27])" office:value-type="float"/>
          <table:table-cell table:number-matrix-columns-spanned="1" table:number-matrix-rows-spanned="1" table:formula="of:=SUM([.Q3:.Q27]&gt;[.$CS3:.$CS27])" office:value-type="float"/>
          <table:table-cell table:number-matrix-columns-spanned="1" table:number-matrix-rows-spanned="1" table:formula="of:=SUM([.R3:.R27]&gt;[.$CT3:.$CT27])" office:value-type="float"/>
          <table:table-cell table:number-matrix-columns-spanned="1" table:number-matrix-rows-spanned="1" table:formula="of:=SUM([.S3:.S27]&gt;[.$CU3:.$CU27])" office:value-type="float"/>
          <table:table-cell table:number-matrix-columns-spanned="1" table:number-matrix-rows-spanned="1" table:formula="of:=SUM([.T3:.T27]&gt;[.$CV3:.$CV27])" office:value-type="float"/>
          <table:table-cell table:number-matrix-columns-spanned="1" table:number-matrix-rows-spanned="1" table:formula="of:=SUM([.U3:.U27]&gt;[.$CW3:.$CW27])" office:value-type="float"/>
          <table:table-cell table:number-matrix-columns-spanned="1" table:number-matrix-rows-spanned="1" table:formula="of:=SUM([.V3:.V27]&gt;[.$CD3:.$CD27])" office:value-type="float"/>
          <table:table-cell table:number-matrix-columns-spanned="1" table:number-matrix-rows-spanned="1" table:formula="of:=SUM([.W3:.W27]&gt;[.$CE3:.$CE27])" office:value-type="float"/>
          <table:table-cell table:number-matrix-columns-spanned="1" table:number-matrix-rows-spanned="1" table:formula="of:=SUM([.X3:.X27]&gt;[.$CF3:.$CF27])" office:value-type="float"/>
          <table:table-cell table:number-matrix-columns-spanned="1" table:number-matrix-rows-spanned="1" table:formula="of:=SUM([.Y3:.Y27]&gt;[.$CG3:.$CG27])" office:value-type="float"/>
          <table:table-cell table:number-matrix-columns-spanned="1" table:number-matrix-rows-spanned="1" table:formula="of:=SUM([.Z3:.Z27]&gt;[.$CH3:.$CH27])" office:value-type="float"/>
          <table:table-cell table:number-matrix-columns-spanned="1" table:number-matrix-rows-spanned="1" table:formula="of:=SUM([.AA3:.AA27]&gt;[.$CI3:.$CI27])" office:value-type="float"/>
          <table:table-cell table:number-matrix-columns-spanned="1" table:number-matrix-rows-spanned="1" table:formula="of:=SUM([.AB3:.AB27]&gt;[.$CJ3:.$CJ27])" office:value-type="float"/>
          <table:table-cell table:number-matrix-columns-spanned="1" table:number-matrix-rows-spanned="1" table:formula="of:=SUM([.AC3:.AC27]&gt;[.$CK3:.$CK27])" office:value-type="float"/>
          <table:table-cell table:number-matrix-columns-spanned="1" table:number-matrix-rows-spanned="1" table:formula="of:=SUM([.AD3:.AD27]&gt;[.$CL3:.$CL27])" office:value-type="float"/>
          <table:table-cell table:number-matrix-columns-spanned="1" table:number-matrix-rows-spanned="1" table:formula="of:=SUM([.AE3:.AE27]&gt;[.$CM3:.$CM27])" office:value-type="float"/>
          <table:table-cell table:number-matrix-columns-spanned="1" table:number-matrix-rows-spanned="1" table:formula="of:=SUM([.AF3:.AF27]&gt;[.$CN3:.$CN27])" office:value-type="float"/>
          <table:table-cell table:number-matrix-columns-spanned="1" table:number-matrix-rows-spanned="1" table:formula="of:=SUM([.AG3:.AG27]&gt;[.$CO3:.$CO27])" office:value-type="float"/>
          <table:table-cell table:number-matrix-columns-spanned="1" table:number-matrix-rows-spanned="1" table:formula="of:=SUM([.AH3:.AH27]&gt;[.$CP3:.$CP27])" office:value-type="float"/>
          <table:table-cell table:number-matrix-columns-spanned="1" table:number-matrix-rows-spanned="1" table:formula="of:=SUM([.AI3:.AI27]&gt;[.$CQ3:.$CQ27])" office:value-type="float"/>
          <table:table-cell table:number-matrix-columns-spanned="1" table:number-matrix-rows-spanned="1" table:formula="of:=SUM([.AJ3:.AJ27]&gt;[.$CR3:.$CR27])" office:value-type="float"/>
          <table:table-cell table:number-matrix-columns-spanned="1" table:number-matrix-rows-spanned="1" table:formula="of:=SUM([.AK3:.AK27]&gt;[.$CS3:.$CS27])" office:value-type="float"/>
          <table:table-cell table:number-matrix-columns-spanned="1" table:number-matrix-rows-spanned="1" table:formula="of:=SUM([.AL3:.AL27]&gt;[.$CT3:.$CT27])" office:value-type="float"/>
          <table:table-cell table:number-matrix-columns-spanned="1" table:number-matrix-rows-spanned="1" table:formula="of:=SUM([.AM3:.AM27]&gt;[.$CU3:.$CU27])" office:value-type="float"/>
          <table:table-cell table:number-matrix-columns-spanned="1" table:number-matrix-rows-spanned="1" table:formula="of:=SUM([.AN3:.AN27]&gt;[.$CV3:.$CV27])" office:value-type="float"/>
          <table:table-cell table:number-matrix-columns-spanned="1" table:number-matrix-rows-spanned="1" table:formula="of:=SUM([.AO3:.AO27]&gt;[.$CW3:.$CW27])" office:value-type="float"/>
          <table:table-cell table:number-matrix-columns-spanned="1" table:number-matrix-rows-spanned="1" table:formula="of:=SUM([.AP3:.AP27]&gt;[.$CD3:.$CD27])" office:value-type="float"/>
          <table:table-cell table:number-matrix-columns-spanned="1" table:number-matrix-rows-spanned="1" table:formula="of:=SUM([.AQ3:.AQ27]&gt;[.$CE3:.$CE27])" office:value-type="float"/>
          <table:table-cell table:number-matrix-columns-spanned="1" table:number-matrix-rows-spanned="1" table:formula="of:=SUM([.AR3:.AR27]&gt;[.$CF3:.$CF27])" office:value-type="float"/>
          <table:table-cell table:number-matrix-columns-spanned="1" table:number-matrix-rows-spanned="1" table:formula="of:=SUM([.AS3:.AS27]&gt;[.$CG3:.$CG27])" office:value-type="float"/>
          <table:table-cell table:number-matrix-columns-spanned="1" table:number-matrix-rows-spanned="1" table:formula="of:=SUM([.AT3:.AT27]&gt;[.$CH3:.$CH27])" office:value-type="float"/>
          <table:table-cell table:number-matrix-columns-spanned="1" table:number-matrix-rows-spanned="1" table:formula="of:=SUM([.AU3:.AU27]&gt;[.$CI3:.$CI27])" office:value-type="float"/>
          <table:table-cell table:number-matrix-columns-spanned="1" table:number-matrix-rows-spanned="1" table:formula="of:=SUM([.AV3:.AV27]&gt;[.$CJ3:.$CJ27])" office:value-type="float"/>
          <table:table-cell table:number-matrix-columns-spanned="1" table:number-matrix-rows-spanned="1" table:formula="of:=SUM([.AW3:.AW27]&gt;[.$CK3:.$CK27])" office:value-type="float"/>
          <table:table-cell table:number-matrix-columns-spanned="1" table:number-matrix-rows-spanned="1" table:formula="of:=SUM([.AX3:.AX27]&gt;[.$CL3:.$CL27])" office:value-type="float"/>
          <table:table-cell table:number-matrix-columns-spanned="1" table:number-matrix-rows-spanned="1" table:formula="of:=SUM([.AY3:.AY27]&gt;[.$CM3:.$CM27])" office:value-type="float"/>
          <table:table-cell table:number-matrix-columns-spanned="1" table:number-matrix-rows-spanned="1" table:formula="of:=SUM([.AZ3:.AZ27]&gt;[.$CN3:.$CN27])" office:value-type="float"/>
          <table:table-cell table:number-matrix-columns-spanned="1" table:number-matrix-rows-spanned="1" table:formula="of:=SUM([.BA3:.BA27]&gt;[.$CO3:.$CO27])" office:value-type="float"/>
          <table:table-cell table:number-matrix-columns-spanned="1" table:number-matrix-rows-spanned="1" table:formula="of:=SUM([.BB3:.BB27]&gt;[.$CP3:.$CP27])" office:value-type="float"/>
          <table:table-cell table:number-matrix-columns-spanned="1" table:number-matrix-rows-spanned="1" table:formula="of:=SUM([.BC3:.BC27]&gt;[.$CQ3:.$CQ27])" office:value-type="float"/>
          <table:table-cell table:number-matrix-columns-spanned="1" table:number-matrix-rows-spanned="1" table:formula="of:=SUM([.BD3:.BD27]&gt;[.$CR3:.$CR27])" office:value-type="float"/>
          <table:table-cell table:number-matrix-columns-spanned="1" table:number-matrix-rows-spanned="1" table:formula="of:=SUM([.BE3:.BE27]&gt;[.$CS3:.$CS27])" office:value-type="float"/>
          <table:table-cell table:number-matrix-columns-spanned="1" table:number-matrix-rows-spanned="1" table:formula="of:=SUM([.BF3:.BF27]&gt;[.$CT3:.$CT27])" office:value-type="float"/>
          <table:table-cell table:number-matrix-columns-spanned="1" table:number-matrix-rows-spanned="1" table:formula="of:=SUM([.BG3:.BG27]&gt;[.$CU3:.$CU27])" office:value-type="float"/>
          <table:table-cell table:number-matrix-columns-spanned="1" table:number-matrix-rows-spanned="1" table:formula="of:=SUM([.BH3:.BH27]&gt;[.$CV3:.$CV27])" office:value-type="float"/>
          <table:table-cell table:number-matrix-columns-spanned="1" table:number-matrix-rows-spanned="1" table:formula="of:=SUM([.BI3:.BI27]&gt;[.$CW3:.$CW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CX3:.$CX27])" office:value-type="float"/>
          <table:table-cell table:number-matrix-columns-spanned="1" table:number-matrix-rows-spanned="1" table:formula="of:=SUM([.C3:.C27]=[.$CY3:.$CY27])" office:value-type="float"/>
          <table:table-cell table:number-matrix-columns-spanned="1" table:number-matrix-rows-spanned="1" table:formula="of:=SUM([.D3:.D27]=[.$CZ3:.$CZ27])" office:value-type="float"/>
          <table:table-cell table:number-matrix-columns-spanned="1" table:number-matrix-rows-spanned="1" table:formula="of:=SUM([.E3:.E27]=[.$DA3:.$DA27])" office:value-type="float"/>
          <table:table-cell table:number-matrix-columns-spanned="1" table:number-matrix-rows-spanned="1" table:formula="of:=SUM([.F3:.F27]=[.$DB3:.$DB27])" office:value-type="float"/>
          <table:table-cell table:number-matrix-columns-spanned="1" table:number-matrix-rows-spanned="1" table:formula="of:=SUM([.G3:.G27]=[.$DC3:.$DC27])" office:value-type="float"/>
          <table:table-cell table:number-matrix-columns-spanned="1" table:number-matrix-rows-spanned="1" table:formula="of:=SUM([.H3:.H27]=[.$DD3:.$DD27])" office:value-type="float"/>
          <table:table-cell table:number-matrix-columns-spanned="1" table:number-matrix-rows-spanned="1" table:formula="of:=SUM([.I3:.I27]=[.$DE3:.$DE27])" office:value-type="float"/>
          <table:table-cell table:number-matrix-columns-spanned="1" table:number-matrix-rows-spanned="1" table:formula="of:=SUM([.J3:.J27]=[.$DF3:.$DF27])" office:value-type="float"/>
          <table:table-cell table:number-matrix-columns-spanned="1" table:number-matrix-rows-spanned="1" table:formula="of:=SUM([.K3:.K27]=[.$DG3:.$DG27])" office:value-type="float"/>
          <table:table-cell table:number-matrix-columns-spanned="1" table:number-matrix-rows-spanned="1" table:formula="of:=SUM([.L3:.L27]=[.$DH3:.$DH27])" office:value-type="float"/>
          <table:table-cell table:number-matrix-columns-spanned="1" table:number-matrix-rows-spanned="1" table:formula="of:=SUM([.M3:.M27]=[.$DI3:.$DI27])" office:value-type="float"/>
          <table:table-cell table:number-matrix-columns-spanned="1" table:number-matrix-rows-spanned="1" table:formula="of:=SUM([.N3:.N27]=[.$DJ3:.$DJ27])" office:value-type="float"/>
          <table:table-cell table:number-matrix-columns-spanned="1" table:number-matrix-rows-spanned="1" table:formula="of:=SUM([.O3:.O27]=[.$DK3:.$DK27])" office:value-type="float"/>
          <table:table-cell table:number-matrix-columns-spanned="1" table:number-matrix-rows-spanned="1" table:formula="of:=SUM([.P3:.P27]=[.$DL3:.$DL27])" office:value-type="float"/>
          <table:table-cell table:number-matrix-columns-spanned="1" table:number-matrix-rows-spanned="1" table:formula="of:=SUM([.Q3:.Q27]=[.$DM3:.$DM27])" office:value-type="float"/>
          <table:table-cell table:number-matrix-columns-spanned="1" table:number-matrix-rows-spanned="1" table:formula="of:=SUM([.R3:.R27]=[.$DN3:.$DN27])" office:value-type="float"/>
          <table:table-cell table:number-matrix-columns-spanned="1" table:number-matrix-rows-spanned="1" table:formula="of:=SUM([.S3:.S27]=[.$DO3:.$DO27])" office:value-type="float"/>
          <table:table-cell table:number-matrix-columns-spanned="1" table:number-matrix-rows-spanned="1" table:formula="of:=SUM([.T3:.T27]=[.$DP3:.$DP27])" office:value-type="float"/>
          <table:table-cell table:number-matrix-columns-spanned="1" table:number-matrix-rows-spanned="1" table:formula="of:=SUM([.U3:.U27]=[.$DQ3:.$DQ27])" office:value-type="float"/>
          <table:table-cell table:number-matrix-columns-spanned="1" table:number-matrix-rows-spanned="1" table:formula="of:=SUM([.V3:.V27]=[.$CX3:.$CX27])" office:value-type="float"/>
          <table:table-cell table:number-matrix-columns-spanned="1" table:number-matrix-rows-spanned="1" table:formula="of:=SUM([.W3:.W27]=[.$CY3:.$CY27])" office:value-type="float"/>
          <table:table-cell table:number-matrix-columns-spanned="1" table:number-matrix-rows-spanned="1" table:formula="of:=SUM([.X3:.X27]=[.$CZ3:.$CZ27])" office:value-type="float"/>
          <table:table-cell table:number-matrix-columns-spanned="1" table:number-matrix-rows-spanned="1" table:formula="of:=SUM([.Y3:.Y27]=[.$DA3:.$DA27])" office:value-type="float"/>
          <table:table-cell table:number-matrix-columns-spanned="1" table:number-matrix-rows-spanned="1" table:formula="of:=SUM([.Z3:.Z27]=[.$DB3:.$DB27])" office:value-type="float"/>
          <table:table-cell table:number-matrix-columns-spanned="1" table:number-matrix-rows-spanned="1" table:formula="of:=SUM([.AA3:.AA27]=[.$DC3:.$DC27])" office:value-type="float"/>
          <table:table-cell table:number-matrix-columns-spanned="1" table:number-matrix-rows-spanned="1" table:formula="of:=SUM([.AB3:.AB27]=[.$DD3:.$DD27])" office:value-type="float"/>
          <table:table-cell table:number-matrix-columns-spanned="1" table:number-matrix-rows-spanned="1" table:formula="of:=SUM([.AC3:.AC27]=[.$DE3:.$DE27])" office:value-type="float"/>
          <table:table-cell table:number-matrix-columns-spanned="1" table:number-matrix-rows-spanned="1" table:formula="of:=SUM([.AD3:.AD27]=[.$DF3:.$DF27])" office:value-type="float"/>
          <table:table-cell table:number-matrix-columns-spanned="1" table:number-matrix-rows-spanned="1" table:formula="of:=SUM([.AE3:.AE27]=[.$DG3:.$DG27])" office:value-type="float"/>
          <table:table-cell table:number-matrix-columns-spanned="1" table:number-matrix-rows-spanned="1" table:formula="of:=SUM([.AF3:.AF27]=[.$DH3:.$DH27])" office:value-type="float"/>
          <table:table-cell table:number-matrix-columns-spanned="1" table:number-matrix-rows-spanned="1" table:formula="of:=SUM([.AG3:.AG27]=[.$DI3:.$DI27])" office:value-type="float"/>
          <table:table-cell table:number-matrix-columns-spanned="1" table:number-matrix-rows-spanned="1" table:formula="of:=SUM([.AH3:.AH27]=[.$DJ3:.$DJ27])" office:value-type="float"/>
          <table:table-cell table:number-matrix-columns-spanned="1" table:number-matrix-rows-spanned="1" table:formula="of:=SUM([.AI3:.AI27]=[.$DK3:.$DK27])" office:value-type="float"/>
          <table:table-cell table:number-matrix-columns-spanned="1" table:number-matrix-rows-spanned="1" table:formula="of:=SUM([.AJ3:.AJ27]=[.$DL3:.$DL27])" office:value-type="float"/>
          <table:table-cell table:number-matrix-columns-spanned="1" table:number-matrix-rows-spanned="1" table:formula="of:=SUM([.AK3:.AK27]=[.$DM3:.$DM27])" office:value-type="float"/>
          <table:table-cell table:number-matrix-columns-spanned="1" table:number-matrix-rows-spanned="1" table:formula="of:=SUM([.AL3:.AL27]=[.$DN3:.$DN27])" office:value-type="float"/>
          <table:table-cell table:number-matrix-columns-spanned="1" table:number-matrix-rows-spanned="1" table:formula="of:=SUM([.AM3:.AM27]=[.$DO3:.$DO27])" office:value-type="float"/>
          <table:table-cell table:number-matrix-columns-spanned="1" table:number-matrix-rows-spanned="1" table:formula="of:=SUM([.AN3:.AN27]=[.$DP3:.$DP27])" office:value-type="float"/>
          <table:table-cell table:number-matrix-columns-spanned="1" table:number-matrix-rows-spanned="1" table:formula="of:=SUM([.AO3:.AO27]=[.$DQ3:.$DQ27])" office:value-type="float"/>
          <table:table-cell table:number-matrix-columns-spanned="1" table:number-matrix-rows-spanned="1" table:formula="of:=SUM([.AP3:.AP27]=[.$CX3:.$CX27])" office:value-type="float"/>
          <table:table-cell table:number-matrix-columns-spanned="1" table:number-matrix-rows-spanned="1" table:formula="of:=SUM([.AQ3:.AQ27]=[.$CY3:.$CY27])" office:value-type="float"/>
          <table:table-cell table:number-matrix-columns-spanned="1" table:number-matrix-rows-spanned="1" table:formula="of:=SUM([.AR3:.AR27]=[.$CZ3:.$CZ27])" office:value-type="float"/>
          <table:table-cell table:number-matrix-columns-spanned="1" table:number-matrix-rows-spanned="1" table:formula="of:=SUM([.AS3:.AS27]=[.$DA3:.$DA27])" office:value-type="float"/>
          <table:table-cell table:number-matrix-columns-spanned="1" table:number-matrix-rows-spanned="1" table:formula="of:=SUM([.AT3:.AT27]=[.$DB3:.$DB27])" office:value-type="float"/>
          <table:table-cell table:number-matrix-columns-spanned="1" table:number-matrix-rows-spanned="1" table:formula="of:=SUM([.AU3:.AU27]=[.$DC3:.$DC27])" office:value-type="float"/>
          <table:table-cell table:number-matrix-columns-spanned="1" table:number-matrix-rows-spanned="1" table:formula="of:=SUM([.AV3:.AV27]=[.$DD3:.$DD27])" office:value-type="float"/>
          <table:table-cell table:number-matrix-columns-spanned="1" table:number-matrix-rows-spanned="1" table:formula="of:=SUM([.AW3:.AW27]=[.$DE3:.$DE27])" office:value-type="float"/>
          <table:table-cell table:number-matrix-columns-spanned="1" table:number-matrix-rows-spanned="1" table:formula="of:=SUM([.AX3:.AX27]=[.$DF3:.$DF27])" office:value-type="float"/>
          <table:table-cell table:number-matrix-columns-spanned="1" table:number-matrix-rows-spanned="1" table:formula="of:=SUM([.AY3:.AY27]=[.$DG3:.$DG27])" office:value-type="float"/>
          <table:table-cell table:number-matrix-columns-spanned="1" table:number-matrix-rows-spanned="1" table:formula="of:=SUM([.AZ3:.AZ27]=[.$DH3:.$DH27])" office:value-type="float"/>
          <table:table-cell table:number-matrix-columns-spanned="1" table:number-matrix-rows-spanned="1" table:formula="of:=SUM([.BA3:.BA27]=[.$DI3:.$DI27])" office:value-type="float"/>
          <table:table-cell table:number-matrix-columns-spanned="1" table:number-matrix-rows-spanned="1" table:formula="of:=SUM([.BB3:.BB27]=[.$DJ3:.$DJ27])" office:value-type="float"/>
          <table:table-cell table:number-matrix-columns-spanned="1" table:number-matrix-rows-spanned="1" table:formula="of:=SUM([.BC3:.BC27]=[.$DK3:.$DK27])" office:value-type="float"/>
          <table:table-cell table:number-matrix-columns-spanned="1" table:number-matrix-rows-spanned="1" table:formula="of:=SUM([.BD3:.BD27]=[.$DL3:.$DL27])" office:value-type="float"/>
          <table:table-cell table:number-matrix-columns-spanned="1" table:number-matrix-rows-spanned="1" table:formula="of:=SUM([.BE3:.BE27]=[.$DM3:.$DM27])" office:value-type="float"/>
          <table:table-cell table:number-matrix-columns-spanned="1" table:number-matrix-rows-spanned="1" table:formula="of:=SUM([.BF3:.BF27]=[.$DN3:.$DN27])" office:value-type="float"/>
          <table:table-cell table:number-matrix-columns-spanned="1" table:number-matrix-rows-spanned="1" table:formula="of:=SUM([.BG3:.BG27]=[.$DO3:.$DO27])" office:value-type="float"/>
          <table:table-cell table:number-matrix-columns-spanned="1" table:number-matrix-rows-spanned="1" table:formula="of:=SUM([.BH3:.BH27]=[.$DP3:.$DP27])" office:value-type="float"/>
          <table:table-cell table:number-matrix-columns-spanned="1" table:number-matrix-rows-spanned="1" table:formula="of:=SUM([.BI3:.BI27]=[.$DQ3:.$DQ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SUM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SUM([Instances.AT23:Instances.AT27])" office:value-type="float"/>
          <table:table-cell table:formula="of:=AVERAGE([Instances.AU23:Instances.AU27])" office:value-type="float"/>
          <table:table-cell table:formula="of:=AVERAGE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